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b08d2e"/>
    </style:style>
    <style:style style:name="P3" style:family="paragraph" style:parent-style-name="Standard">
      <style:text-properties officeooo:paragraph-rsid="00cd3808"/>
    </style:style>
    <style:style style:name="P4" style:family="paragraph" style:parent-style-name="Standard">
      <style:text-properties officeooo:paragraph-rsid="00ce0c60"/>
    </style:style>
    <style:style style:name="P5" style:family="paragraph" style:parent-style-name="Standard">
      <style:paragraph-properties fo:line-height="100%"/>
      <style:text-properties officeooo:paragraph-rsid="00cfb305"/>
    </style:style>
    <style:style style:name="P6" style:family="paragraph" style:parent-style-name="Standard">
      <style:paragraph-properties fo:line-height="200%"/>
      <style:text-properties officeooo:paragraph-rsid="00f4863a"/>
    </style:style>
    <style:style style:name="P7" style:family="paragraph" style:parent-style-name="Standard">
      <style:paragraph-properties fo:line-height="200%"/>
      <style:text-properties fo:color="#000000" style:font-name="Times New Roman" fo:language="en" fo:country="US" officeooo:rsid="000eae70" officeooo:paragraph-rsid="000eae70"/>
    </style:style>
    <style:style style:name="P8" style:family="paragraph" style:parent-style-name="Standard">
      <style:paragraph-properties fo:line-height="200%"/>
      <style:text-properties fo:color="#000000"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9" style:family="paragraph" style:parent-style-name="Standard">
      <style:paragraph-properties fo:line-height="200%"/>
      <style:text-properties fo:color="#000000" style:font-name="Times New Roman" fo:language="en" fo:country="US" officeooo:rsid="006951c1" officeooo:paragraph-rsid="00668148"/>
    </style:style>
    <style:style style:name="P10" style:family="paragraph" style:parent-style-name="Standard">
      <style:paragraph-properties fo:line-height="200%"/>
      <style:text-properties fo:color="#000000" style:font-name="Times New Roman" fo:language="en" fo:country="US" officeooo:rsid="006ee111" officeooo:paragraph-rsid="007bcb36"/>
    </style:style>
    <style:style style:name="P11" style:family="paragraph" style:parent-style-name="Standard">
      <style:paragraph-properties fo:line-height="200%"/>
      <style:text-properties fo:color="#000000" style:font-name="Times New Roman" fo:language="en" fo:country="US" officeooo:rsid="0077fc57" officeooo:paragraph-rsid="0077fc57"/>
    </style:style>
    <style:style style:name="P12" style:family="paragraph" style:parent-style-name="Standard">
      <style:paragraph-properties fo:line-height="200%"/>
      <style:text-properties fo:color="#ff0000" style:font-name="Times New Roman" fo:language="en" fo:country="US" officeooo:rsid="00b8ae07" officeooo:paragraph-rsid="00b8ae07"/>
    </style:style>
    <style:style style:name="P13" style:family="paragraph" style:parent-style-name="Standard">
      <style:text-properties fo:color="#ff0000" style:font-name="Times New Roman" fo:font-weight="normal" officeooo:rsid="00fd9333" officeooo:paragraph-rsid="00fd9333" style:font-weight-asian="normal" style:font-weight-complex="normal"/>
    </style:style>
    <style:style style:name="P14" style:family="paragraph" style:parent-style-name="Standard">
      <style:paragraph-properties fo:line-height="200%"/>
      <style:text-properties style:text-position="0% 100%" style:font-name="Times New Roman" fo:language="en" fo:country="US" officeooo:rsid="000964ea" officeooo:paragraph-rsid="00e3f4c7"/>
    </style:style>
    <style:style style:name="P15" style:family="paragraph" style:parent-style-name="Standard">
      <style:paragraph-properties fo:line-height="200%"/>
      <style:text-properties style:text-position="0% 100%" style:font-name="Times New Roman" fo:language="en" fo:country="US" fo:font-weight="normal" officeooo:rsid="0014cbdf" officeooo:paragraph-rsid="00e3f4c7" style:font-weight-asian="normal" style:font-weight-complex="normal"/>
    </style:style>
    <style:style style:name="P16" style:family="paragraph" style:parent-style-name="Standard">
      <style:paragraph-properties fo:line-height="200%"/>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17" style:family="paragraph" style:parent-style-name="Standard">
      <style:paragraph-properties fo:line-height="200%" fo:text-align="center" style:justify-single-word="false"/>
      <style:text-properties style:font-name="Times New Roman" fo:font-size="12pt" fo:language="en" fo:country="US" fo:font-weight="normal" officeooo:rsid="00da9e04" officeooo:paragraph-rsid="00dcbacc" style:font-size-asian="12pt" style:font-weight-asian="normal" style:font-size-complex="12pt" style:font-weight-complex="normal"/>
    </style:style>
    <style:style style:name="P18" style:family="paragraph" style:parent-style-name="Standard">
      <style:paragraph-properties fo:line-height="200%" fo:text-align="center" style:justify-single-word="false"/>
      <style:text-properties style:font-name="Times New Roman" fo:font-size="12pt" fo:language="en" fo:country="US" fo:font-weight="normal" officeooo:rsid="00dcbacc" officeooo:paragraph-rsid="00dcbacc" style:font-size-asian="12pt" style:font-weight-asian="normal" style:font-size-complex="12pt" style:font-weight-complex="normal"/>
    </style:style>
    <style:style style:name="P19" style:family="paragraph" style:parent-style-name="Standard">
      <style:paragraph-properties fo:line-height="200%"/>
      <style:text-properties style:font-name="Times New Roman" fo:language="en" fo:country="US" officeooo:rsid="000cfdfb" officeooo:paragraph-rsid="000cfdfb"/>
    </style:style>
    <style:style style:name="P20" style:family="paragraph" style:parent-style-name="Standard">
      <style:paragraph-properties fo:line-height="200%"/>
      <style:text-properties style:font-name="Times New Roman" fo:language="en" fo:country="US" officeooo:rsid="000eae70" officeooo:paragraph-rsid="00928018"/>
    </style:style>
    <style:style style:name="P21" style:family="paragraph" style:parent-style-name="Standard">
      <style:paragraph-properties fo:line-height="200%"/>
      <style:text-properties style:font-name="Times New Roman" fo:language="en" fo:country="US" officeooo:rsid="000eae70" officeooo:paragraph-rsid="0039eaa8"/>
    </style:style>
    <style:style style:name="P22" style:family="paragraph" style:parent-style-name="Standard">
      <style:paragraph-properties fo:line-height="200%"/>
      <style:text-properties style:font-name="Times New Roman" fo:language="en" fo:country="US" officeooo:rsid="000eae70" officeooo:paragraph-rsid="00cf337d"/>
    </style:style>
    <style:style style:name="P23" style:family="paragraph" style:parent-style-name="Standard">
      <style:paragraph-properties fo:line-height="200%"/>
      <style:text-properties style:font-name="Times New Roman" fo:language="en" fo:country="US" officeooo:rsid="000eae70" officeooo:paragraph-rsid="00a77737"/>
    </style:style>
    <style:style style:name="P24" style:family="paragraph" style:parent-style-name="Standard">
      <style:paragraph-properties fo:line-height="200%"/>
      <style:text-properties style:font-name="Times New Roman" fo:language="en" fo:country="US" officeooo:rsid="000eae70" officeooo:paragraph-rsid="00e8b014"/>
    </style:style>
    <style:style style:name="P25" style:family="paragraph" style:parent-style-name="Standard">
      <style:paragraph-properties fo:line-height="200%"/>
      <style:text-properties style:font-name="Times New Roman" fo:language="en" fo:country="US" officeooo:rsid="000eae70" officeooo:paragraph-rsid="0010efbc"/>
    </style:style>
    <style:style style:name="P26" style:family="paragraph" style:parent-style-name="Standard">
      <style:paragraph-properties fo:line-height="200%"/>
      <style:text-properties style:font-name="Times New Roman" fo:language="en" fo:country="US" officeooo:rsid="000eae70" officeooo:paragraph-rsid="00f862c2"/>
    </style:style>
    <style:style style:name="P27" style:family="paragraph" style:parent-style-name="Standard">
      <style:paragraph-properties fo:line-height="200%"/>
      <style:text-properties style:font-name="Times New Roman" fo:language="en" fo:country="US" officeooo:rsid="0023edfc" officeooo:paragraph-rsid="00bdac79"/>
    </style:style>
    <style:style style:name="P28" style:family="paragraph" style:parent-style-name="Standard">
      <style:paragraph-properties fo:line-height="200%"/>
      <style:text-properties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29" style:family="paragraph" style:parent-style-name="Standard">
      <style:paragraph-properties fo:line-height="200%"/>
      <style:text-properties style:font-name="Times New Roman" fo:language="en" fo:country="US" fo:font-style="italic" fo:font-weight="bold" officeooo:rsid="00047778" officeooo:paragraph-rsid="00e3f4c7" style:font-style-asian="italic" style:font-weight-asian="bold" style:font-style-complex="italic" style:font-weight-complex="bold"/>
    </style:style>
    <style:style style:name="P30" style:family="paragraph" style:parent-style-name="Standard">
      <style:paragraph-properties fo:line-height="200%"/>
      <style:text-properties style:font-name="Times New Roman" fo:language="en" fo:country="US" fo:font-style="italic" fo:font-weight="bold" officeooo:rsid="0014cbdf" officeooo:paragraph-rsid="00e3f4c7" style:font-style-asian="italic" style:font-weight-asian="bold" style:font-style-complex="italic" style:font-weight-complex="bold"/>
    </style:style>
    <style:style style:name="P31" style:family="paragraph" style:parent-style-name="Standard">
      <style:paragraph-properties fo:line-height="200%"/>
      <style:text-properties style:font-name="Times New Roman" fo:language="en" fo:country="US" officeooo:rsid="005f1890" officeooo:paragraph-rsid="00f4863a"/>
    </style:style>
    <style:style style:name="P32" style:family="paragraph" style:parent-style-name="Standard">
      <style:paragraph-properties fo:line-height="200%"/>
      <style:text-properties style:font-name="Times New Roman" fo:language="en" fo:country="US" officeooo:rsid="0039eaa8" officeooo:paragraph-rsid="00b83ff7"/>
    </style:style>
    <style:style style:name="P33" style:family="paragraph" style:parent-style-name="Standard">
      <style:paragraph-properties fo:line-height="200%"/>
      <style:text-properties style:font-name="Times New Roman" fo:language="en" fo:country="US" officeooo:rsid="0039eaa8" officeooo:paragraph-rsid="006f2489"/>
    </style:style>
    <style:style style:name="P34" style:family="paragraph" style:parent-style-name="Standard">
      <style:paragraph-properties fo:line-height="200%"/>
      <style:text-properties style:font-name="Times New Roman" fo:language="en" fo:country="US" officeooo:rsid="003c3e35" officeooo:paragraph-rsid="0077fc57"/>
    </style:style>
    <style:style style:name="P35" style:family="paragraph" style:parent-style-name="Standard">
      <style:paragraph-properties fo:line-height="200%"/>
      <style:text-properties style:font-name="Times New Roman" fo:language="en" fo:country="US" officeooo:rsid="003c3e35" officeooo:paragraph-rsid="00d30a58"/>
    </style:style>
    <style:style style:name="P36" style:family="paragraph" style:parent-style-name="Standard">
      <style:paragraph-properties fo:line-height="200%"/>
      <style:text-properties style:font-name="Times New Roman" fo:language="en" fo:country="US" officeooo:rsid="007c30c4" officeooo:paragraph-rsid="007c30c4"/>
    </style:style>
    <style:style style:name="P37" style:family="paragraph" style:parent-style-name="Standard">
      <style:paragraph-properties fo:line-height="200%"/>
      <style:text-properties style:font-name="Times New Roman" fo:language="en" fo:country="US" officeooo:rsid="00047778" officeooo:paragraph-rsid="00e3f4c7"/>
    </style:style>
    <style:style style:name="P38" style:family="paragraph" style:parent-style-name="Standard">
      <style:paragraph-properties fo:line-height="200%"/>
      <style:text-properties style:font-name="Times New Roman" fo:language="en" fo:country="US" officeooo:rsid="000be734" officeooo:paragraph-rsid="00e3f4c7"/>
    </style:style>
    <style:style style:name="P39" style:family="paragraph" style:parent-style-name="Standard">
      <style:paragraph-properties fo:line-height="200%"/>
      <style:text-properties style:font-name="Times New Roman" fo:language="en" fo:country="US" officeooo:paragraph-rsid="00e3f4c7"/>
    </style:style>
    <style:style style:name="P40" style:family="paragraph" style:parent-style-name="Standard">
      <style:paragraph-properties fo:line-height="200%"/>
      <style:text-properties style:font-name="Times New Roman" fo:language="en" fo:country="US" officeooo:rsid="000964ea" officeooo:paragraph-rsid="00e3f4c7"/>
    </style:style>
    <style:style style:name="P41" style:family="paragraph" style:parent-style-name="Standard">
      <style:paragraph-properties fo:line-height="200%"/>
      <style:text-properties style:font-name="Times New Roman" fo:language="en" fo:country="US" officeooo:rsid="0014cbdf" officeooo:paragraph-rsid="00e3f4c7"/>
    </style:style>
    <style:style style:name="P42" style:family="paragraph" style:parent-style-name="Standard">
      <style:paragraph-properties fo:line-height="100%"/>
      <style:text-properties style:font-name="Times New Roman" fo:language="en" fo:country="US" officeooo:rsid="00647957" officeooo:paragraph-rsid="00b08d2e"/>
    </style:style>
    <style:style style:name="P43" style:family="paragraph" style:parent-style-name="Standard">
      <style:paragraph-properties fo:line-height="100%"/>
      <style:text-properties style:font-name="Times New Roman" fo:language="en" fo:country="US" officeooo:rsid="0074686b" officeooo:paragraph-rsid="00b08d2e"/>
    </style:style>
    <style:style style:name="P44" style:family="paragraph" style:parent-style-name="Standard">
      <style:paragraph-properties fo:line-height="100%"/>
      <style:text-properties style:font-name="Times New Roman" fo:language="en" fo:country="US" officeooo:rsid="0074686b" officeooo:paragraph-rsid="00e3f4c7"/>
    </style:style>
    <style:style style:name="P45" style:family="paragraph" style:parent-style-name="Standard">
      <style:paragraph-properties fo:line-height="200%"/>
      <style:text-properties style:font-name="Times New Roman" fo:language="en" fo:country="US" officeooo:rsid="001fe891" officeooo:paragraph-rsid="00b08d2e"/>
    </style:style>
    <style:style style:name="P46" style:family="paragraph" style:parent-style-name="Standard">
      <style:paragraph-properties fo:line-height="100%"/>
      <style:text-properties style:font-name="Times New Roman" fo:language="en" fo:country="US" officeooo:rsid="00c72f5a" officeooo:paragraph-rsid="00c72f5a"/>
    </style:style>
    <style:style style:name="P47" style:family="paragraph" style:parent-style-name="Standard">
      <style:paragraph-properties fo:line-height="200%"/>
      <style:text-properties style:font-name="Times New Roman" officeooo:paragraph-rsid="00db1742"/>
    </style:style>
    <style:style style:name="P48" style:family="paragraph" style:parent-style-name="Standard">
      <style:paragraph-properties fo:line-height="200%"/>
      <style:text-properties style:font-name="Times New Roman" officeooo:paragraph-rsid="00c0c7af"/>
    </style:style>
    <style:style style:name="P49" style:family="paragraph" style:parent-style-name="Standard">
      <style:paragraph-properties fo:line-height="200%"/>
      <style:text-properties style:font-name="Times New Roman" officeooo:paragraph-rsid="00b8ae07"/>
    </style:style>
    <style:style style:name="P50" style:family="paragraph" style:parent-style-name="Standard">
      <style:paragraph-properties fo:line-height="200%"/>
      <style:text-properties style:font-name="Times New Roman" officeooo:paragraph-rsid="00f4863a"/>
    </style:style>
    <style:style style:name="P51" style:family="paragraph" style:parent-style-name="Standard">
      <style:paragraph-properties fo:line-height="200%"/>
      <style:text-properties style:font-name="Times New Roman" officeooo:paragraph-rsid="00b82055"/>
    </style:style>
    <style:style style:name="P52" style:family="paragraph" style:parent-style-name="Standard">
      <style:paragraph-properties fo:line-height="200%"/>
      <style:text-properties style:font-name="Times New Roman" officeooo:paragraph-rsid="00e3f4c7"/>
    </style:style>
    <style:style style:name="P53" style:family="paragraph" style:parent-style-name="Standard">
      <style:text-properties style:font-name="Times New Roman" fo:font-weight="bold" officeooo:rsid="001a4ca7" officeooo:paragraph-rsid="00b08d2e" style:font-weight-asian="bold" style:font-weight-complex="bold"/>
    </style:style>
    <style:style style:name="P54" style:family="paragraph" style:parent-style-name="Standard">
      <style:text-properties style:font-name="Times New Roman" fo:font-weight="normal" officeooo:rsid="001a4ca7" officeooo:paragraph-rsid="00b08d2e" style:font-weight-asian="normal" style:font-weight-complex="normal"/>
    </style:style>
    <style:style style:name="P55" style:family="paragraph" style:parent-style-name="Standard">
      <style:text-properties style:font-name="Times New Roman" fo:font-weight="normal" officeooo:rsid="00c9d8e4" officeooo:paragraph-rsid="00c9d8e4" style:font-weight-asian="normal" style:font-weight-complex="normal"/>
    </style:style>
    <style:style style:name="P56" style:family="paragraph" style:parent-style-name="Standard">
      <style:text-properties style:font-name="Times New Roman" fo:font-weight="normal" officeooo:rsid="00d3178e" officeooo:paragraph-rsid="00d3178e" style:font-weight-asian="normal" style:font-weight-complex="normal"/>
    </style:style>
    <style:style style:name="P57" style:family="paragraph" style:parent-style-name="Standard">
      <style:text-properties style:font-name="Times New Roman" officeooo:rsid="001a4ca7" officeooo:paragraph-rsid="00b08d2e"/>
    </style:style>
    <style:style style:name="P58" style:family="paragraph" style:parent-style-name="Standard">
      <style:text-properties style:font-name="Times New Roman" officeooo:rsid="002b5e39" officeooo:paragraph-rsid="00b08d2e"/>
    </style:style>
    <style:style style:name="P59" style:family="paragraph" style:parent-style-name="Standard">
      <style:text-properties style:font-name="Times New Roman" officeooo:rsid="0021b52e" officeooo:paragraph-rsid="00b08d2e"/>
    </style:style>
    <style:style style:name="P60" style:family="paragraph" style:parent-style-name="Standard">
      <style:text-properties style:font-name="Times New Roman" officeooo:rsid="001d1230" officeooo:paragraph-rsid="00b08d2e"/>
    </style:style>
    <style:style style:name="P61" style:family="paragraph" style:parent-style-name="Standard">
      <style:text-properties style:font-name="Times New Roman" officeooo:rsid="002f5cd4" officeooo:paragraph-rsid="00b08d2e"/>
    </style:style>
    <style:style style:name="P62" style:family="paragraph" style:parent-style-name="Standard">
      <style:text-properties style:font-name="Times New Roman" officeooo:rsid="002106bf" officeooo:paragraph-rsid="00b08d2e"/>
    </style:style>
    <style:style style:name="P63" style:family="paragraph" style:parent-style-name="Standard">
      <style:text-properties style:font-name="Times New Roman" officeooo:rsid="00353829" officeooo:paragraph-rsid="00b08d2e"/>
    </style:style>
    <style:style style:name="P64" style:family="paragraph" style:parent-style-name="Standard">
      <style:text-properties style:font-name="Times New Roman" officeooo:rsid="0023609a" officeooo:paragraph-rsid="00b08d2e"/>
    </style:style>
    <style:style style:name="P65" style:family="paragraph" style:parent-style-name="Standard">
      <style:text-properties style:font-name="Times New Roman" officeooo:rsid="00298a3a" officeooo:paragraph-rsid="00b08d2e"/>
    </style:style>
    <style:style style:name="P66" style:family="paragraph" style:parent-style-name="Standard">
      <style:text-properties style:font-name="Times New Roman" officeooo:rsid="002bbf72" officeooo:paragraph-rsid="00b08d2e"/>
    </style:style>
    <style:style style:name="P67" style:family="paragraph" style:parent-style-name="Standard">
      <style:text-properties style:font-name="Times New Roman" officeooo:rsid="002bbf72" officeooo:paragraph-rsid="00e3f4c7"/>
    </style:style>
    <style:style style:name="P68" style:family="paragraph" style:parent-style-name="Standard">
      <style:text-properties style:font-name="Times New Roman" officeooo:rsid="00d4ec35" officeooo:paragraph-rsid="00d4ec35"/>
    </style:style>
    <style:style style:name="P69" style:family="paragraph" style:parent-style-name="Standard">
      <style:text-properties style:font-name="Times New Roman" officeooo:rsid="002f87d5" officeooo:paragraph-rsid="00b08d2e"/>
    </style:style>
    <style:style style:name="P70" style:family="paragraph" style:parent-style-name="Standard">
      <style:text-properties style:font-name="Times New Roman" fo:font-style="normal" officeooo:rsid="00313bbe" officeooo:paragraph-rsid="00b08d2e" style:font-style-asian="normal" style:font-style-complex="normal"/>
    </style:style>
    <style:style style:name="P71" style:family="paragraph" style:parent-style-name="Standard">
      <style:text-properties style:font-name="Times New Roman" officeooo:rsid="001e3cd8" officeooo:paragraph-rsid="00b08d2e"/>
    </style:style>
    <style:style style:name="P72" style:family="paragraph" style:parent-style-name="Standard">
      <style:text-properties style:font-name="Times New Roman" officeooo:rsid="002b2e05" officeooo:paragraph-rsid="00b08d2e"/>
    </style:style>
    <style:style style:name="P73" style:family="paragraph" style:parent-style-name="Standard">
      <style:text-properties style:font-name="Times New Roman" officeooo:rsid="001b2e45" officeooo:paragraph-rsid="00b08d2e"/>
    </style:style>
    <style:style style:name="P74" style:family="paragraph" style:parent-style-name="Standard">
      <style:text-properties style:font-name="Times New Roman" officeooo:paragraph-rsid="00b08d2e"/>
    </style:style>
    <style:style style:name="P75" style:family="paragraph" style:parent-style-name="Standard">
      <style:text-properties style:font-name="Times New Roman" officeooo:rsid="0026097b" officeooo:paragraph-rsid="00b08d2e"/>
    </style:style>
    <style:style style:name="P76" style:family="paragraph" style:parent-style-name="Standard">
      <style:text-properties style:font-name="Times New Roman" officeooo:rsid="002b8db4" officeooo:paragraph-rsid="00b08d2e"/>
    </style:style>
    <style:style style:name="P77" style:family="paragraph" style:parent-style-name="Standard">
      <style:text-properties style:font-name="Times New Roman" officeooo:rsid="0033a9f6" officeooo:paragraph-rsid="00b08d2e"/>
    </style:style>
    <style:style style:name="P78" style:family="paragraph" style:parent-style-name="Standard">
      <style:text-properties style:font-name="Times New Roman" officeooo:rsid="001e9607" officeooo:paragraph-rsid="00b08d2e"/>
    </style:style>
    <style:style style:name="P79" style:family="paragraph" style:parent-style-name="Standard">
      <style:text-properties style:font-name="Times New Roman" officeooo:paragraph-rsid="00e3f4c7"/>
    </style:style>
    <style:style style:name="P80" style:family="paragraph" style:parent-style-name="Standard">
      <style:text-properties style:font-name="Times New Roman" officeooo:rsid="00e24e6a" officeooo:paragraph-rsid="00e24e6a"/>
    </style:style>
    <style:style style:name="P81" style:family="paragraph" style:parent-style-name="Standard">
      <style:text-properties style:font-name="Times New Roman" officeooo:rsid="00d8a621" officeooo:paragraph-rsid="00d8a621"/>
    </style:style>
    <style:style style:name="P82" style:family="paragraph" style:parent-style-name="Standard">
      <style:text-properties style:font-name="Times New Roman" officeooo:rsid="003bed35" officeooo:paragraph-rsid="00b08d2e"/>
    </style:style>
    <style:style style:name="P83" style:family="paragraph" style:parent-style-name="Standard">
      <style:text-properties style:font-name="Times New Roman" officeooo:rsid="001fe891" officeooo:paragraph-rsid="00b08d2e"/>
    </style:style>
    <style:style style:name="P84" style:family="paragraph" style:parent-style-name="Standard">
      <style:text-properties officeooo:paragraph-rsid="00cd4e9a"/>
    </style:style>
    <style:style style:name="P85" style:family="paragraph" style:parent-style-name="Standard">
      <style:text-properties officeooo:rsid="00feb909" officeooo:paragraph-rsid="00feb909"/>
    </style:style>
    <style:style style:name="P86" style:family="paragraph" style:parent-style-name="Text_20_body">
      <style:text-properties officeooo:paragraph-rsid="00b08d2e"/>
    </style:style>
    <style:style style:name="P87" style:family="paragraph" style:parent-style-name="Text_20_body">
      <style:text-properties style:font-name="Times New Roman" officeooo:paragraph-rsid="00b08d2e"/>
    </style:style>
    <style:style style:name="P88" style:family="paragraph" style:parent-style-name="Standard">
      <style:paragraph-properties fo:line-height="200%" fo:break-before="page"/>
      <style:text-properties fo:color="#000000" style:text-position="0% 100%" style:font-name="Times New Roman" fo:language="en" fo:country="US" fo:font-style="normal" fo:font-weight="normal" officeooo:rsid="0031dd45" officeooo:paragraph-rsid="00e3f4c7" style:font-style-asian="normal" style:font-weight-asian="normal" style:font-style-complex="normal" style:font-weight-complex="normal"/>
    </style:style>
    <style:style style:name="P89" style:family="paragraph" style:parent-style-name="Standard" style:master-page-name="First_20_Page">
      <style:paragraph-properties fo:line-height="200%" style:page-number="auto"/>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90" style:family="paragraph" style:parent-style-name="Standard" style:master-page-name="Standard">
      <style:paragraph-properties fo:line-height="200%" style:page-number="1"/>
      <style:text-properties style:font-name="Times New Roman" fo:font-size="14pt" fo:language="en" fo:country="US" fo:font-weight="bold" officeooo:rsid="000cfdfb" officeooo:paragraph-rsid="000cfdfb" style:font-size-asian="14pt" style:font-weight-asian="bold" style:font-size-complex="14pt" style:font-weight-complex="bold"/>
    </style:style>
    <style:style style:name="P91" style:family="paragraph" style:parent-style-name="Standard">
      <style:paragraph-properties fo:line-height="200%"/>
      <style:text-properties style:font-name="Times New Roman" officeooo:paragraph-rsid="0103503f"/>
    </style:style>
    <style:style style:name="P92" style:family="paragraph" style:parent-style-name="Standard">
      <style:paragraph-properties fo:line-height="200%"/>
      <style:text-properties style:font-name="Times New Roman" officeooo:paragraph-rsid="010992cf"/>
    </style:style>
    <style:style style:name="P93" style:family="paragraph" style:parent-style-name="Standard">
      <style:paragraph-properties fo:line-height="200%"/>
      <style:text-properties style:font-name="Times New Roman" officeooo:paragraph-rsid="00b82055"/>
    </style:style>
    <style:style style:name="P94" style:family="paragraph" style:parent-style-name="Standard">
      <style:paragraph-properties fo:line-height="200%"/>
      <style:text-properties style:font-name="Times New Roman" officeooo:paragraph-rsid="011661ae"/>
    </style:style>
    <style:style style:name="P95" style:family="paragraph" style:parent-style-name="Standard">
      <style:paragraph-properties fo:line-height="200%"/>
      <style:text-properties style:font-name="Times New Roman" officeooo:rsid="0108f2f7" officeooo:paragraph-rsid="010992cf"/>
    </style:style>
    <style:style style:name="P96" style:family="paragraph" style:parent-style-name="Standard">
      <style:text-properties style:font-name="Times New Roman" officeooo:rsid="002b5e39" officeooo:paragraph-rsid="00b08d2e"/>
    </style:style>
    <style:style style:name="P97" style:family="paragraph" style:parent-style-name="Standard">
      <style:text-properties style:font-name="Times New Roman" officeooo:rsid="002b5e39" officeooo:paragraph-rsid="00e3f4c7"/>
    </style:style>
    <style:style style:name="P98" style:family="paragraph" style:parent-style-name="Standard">
      <style:text-properties style:font-name="Times New Roman" officeooo:rsid="010992cf" officeooo:paragraph-rsid="010992cf"/>
    </style:style>
    <style:style style:name="P99" style:family="paragraph" style:parent-style-name="Standard">
      <style:text-properties style:font-name="Times New Roman" officeooo:rsid="002d993b" officeooo:paragraph-rsid="00b08d2e"/>
    </style:style>
    <style:style style:name="P100" style:family="paragraph" style:parent-style-name="Standard">
      <style:text-properties style:font-name="Times New Roman" officeooo:rsid="001e3cd8" officeooo:paragraph-rsid="00b08d2e"/>
    </style:style>
    <style:style style:name="P101" style:family="paragraph" style:parent-style-name="Standard">
      <style:text-properties style:font-name="Times New Roman" officeooo:rsid="011661ae" officeooo:paragraph-rsid="011661ae"/>
    </style:style>
    <style:style style:name="P102" style:family="paragraph" style:parent-style-name="Standard">
      <style:text-properties fo:color="#ff0000" style:font-name="Times New Roman" officeooo:rsid="010992cf" officeooo:paragraph-rsid="010992cf"/>
    </style:style>
    <style:style style:name="P103" style:family="paragraph" style:parent-style-name="Standard">
      <style:text-properties fo:color="#ff0000" style:font-name="Times New Roman" officeooo:rsid="001e3cd8" officeooo:paragraph-rsid="00e3f4c7"/>
    </style:style>
    <style:style style:name="P104" style:family="paragraph" style:parent-style-name="Standard">
      <style:text-properties style:font-name="Times New Roman"/>
    </style:style>
    <style:style style:name="P105" style:family="paragraph" style:parent-style-name="Standard">
      <style:text-properties style:font-name="Times New Roman" officeooo:rsid="002b5e39" officeooo:paragraph-rsid="00e3f4c7"/>
    </style:style>
    <style:style style:name="P106" style:family="paragraph" style:parent-style-name="Standard">
      <style:text-properties style:font-name="Times New Roman" officeooo:rsid="001a4ca7" officeooo:paragraph-rsid="00b08d2e"/>
    </style:style>
    <style:style style:name="P107" style:family="paragraph" style:parent-style-name="Standard">
      <style:paragraph-properties fo:line-height="200%" fo:break-before="page"/>
      <style:text-properties style:font-name="Times New Roman" officeooo:paragraph-rsid="00e3f4c7"/>
    </style:style>
    <style:style style:name="T1" style:family="text">
      <style:text-properties officeooo:rsid="000fe913"/>
    </style:style>
    <style:style style:name="T2" style:family="text">
      <style:text-properties fo:color="#ff0000"/>
    </style:style>
    <style:style style:name="T3" style:family="text">
      <style:text-properties fo:color="#ff0000" officeooo:rsid="0044cb6f"/>
    </style:style>
    <style:style style:name="T4" style:family="text">
      <style:text-properties fo:color="#ff0000" fo:language="en" fo:country="US" officeooo:rsid="00c0c7af"/>
    </style:style>
    <style:style style:name="T5" style:family="text">
      <style:text-properties fo:color="#ff0000" fo:language="en" fo:country="US" officeooo:rsid="0109d4ef"/>
    </style:style>
    <style:style style:name="T6" style:family="text">
      <style:text-properties fo:color="#ff0000" fo:language="en" fo:country="US" officeooo:rsid="0117d4e4"/>
    </style:style>
    <style:style style:name="T7" style:family="text">
      <style:text-properties fo:color="#ff0000" officeooo:rsid="001ee8a6"/>
    </style:style>
    <style:style style:name="T8" style:family="text">
      <style:text-properties fo:color="#ff0000" officeooo:rsid="004f2dce"/>
    </style:style>
    <style:style style:name="T9" style:family="text">
      <style:text-properties fo:color="#ff0000" officeooo:rsid="000fe913"/>
    </style:style>
    <style:style style:name="T10" style:family="text">
      <style:text-properties fo:color="#ff0000" officeooo:rsid="0109d4ef"/>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0fe913" style:font-style-asian="italic" style:font-style-complex="italic"/>
    </style:style>
    <style:style style:name="T14" style:family="text">
      <style:text-properties fo:font-style="italic" officeooo:rsid="00412759" style:font-style-asian="italic" style:font-style-complex="italic"/>
    </style:style>
    <style:style style:name="T15" style:family="text">
      <style:text-properties fo:font-style="italic" officeooo:rsid="003f407a" style:font-style-asian="italic" style:font-style-complex="italic"/>
    </style:style>
    <style:style style:name="T16" style:family="text">
      <style:text-properties fo:font-style="italic" officeooo:rsid="0026097b" style:font-style-asian="italic" style:font-style-complex="italic"/>
    </style:style>
    <style:style style:name="T17" style:family="text">
      <style:text-properties fo:font-style="italic" officeooo:rsid="003dd9a7" style:font-style-asian="italic" style:font-style-complex="italic"/>
    </style:style>
    <style:style style:name="T18" style:family="text">
      <style:text-properties fo:font-style="italic" officeooo:rsid="0109d4ef" style:font-style-asian="italic" style:font-style-complex="italic"/>
    </style:style>
    <style:style style:name="T19" style:family="text">
      <style:text-properties fo:font-style="italic" officeooo:rsid="010992cf" style:font-style-asian="italic" style:font-style-complex="italic"/>
    </style:style>
    <style:style style:name="T20" style:family="text">
      <style:text-properties fo:font-style="italic" officeooo:rsid="00a129a3"/>
    </style:style>
    <style:style style:name="T21" style:family="text">
      <style:text-properties fo:color="#000000" officeooo:rsid="000fe913"/>
    </style:style>
    <style:style style:name="T22" style:family="text">
      <style:text-properties fo:color="#000000" fo:language="en" fo:country="US" officeooo:rsid="0023edfc"/>
    </style:style>
    <style:style style:name="T23" style:family="text">
      <style:text-properties fo:color="#000000" fo:language="en" fo:country="US" officeooo:rsid="004ad115"/>
    </style:style>
    <style:style style:name="T24" style:family="text">
      <style:text-properties fo:color="#000000" fo:language="en" fo:country="US" officeooo:rsid="0050666f"/>
    </style:style>
    <style:style style:name="T25" style:family="text">
      <style:text-properties fo:color="#000000" fo:language="en" fo:country="US" officeooo:rsid="006190a6"/>
    </style:style>
    <style:style style:name="T26" style:family="text">
      <style:text-properties fo:color="#000000" fo:language="en" fo:country="US" officeooo:rsid="006951c1"/>
    </style:style>
    <style:style style:name="T27" style:family="text">
      <style:text-properties fo:color="#000000" fo:language="en" fo:country="US" officeooo:rsid="0041f836"/>
    </style:style>
    <style:style style:name="T28" style:family="text">
      <style:text-properties fo:color="#000000" fo:language="en" fo:country="US" officeooo:rsid="005c4756"/>
    </style:style>
    <style:style style:name="T29" style:family="text">
      <style:text-properties fo:color="#000000" fo:language="en" fo:country="US" officeooo:rsid="005dc224"/>
    </style:style>
    <style:style style:name="T30" style:family="text">
      <style:text-properties fo:color="#000000" fo:language="en" fo:country="US" officeooo:rsid="0063fafa"/>
    </style:style>
    <style:style style:name="T31" style:family="text">
      <style:text-properties fo:color="#000000" fo:language="en" fo:country="US" officeooo:rsid="005f1890"/>
    </style:style>
    <style:style style:name="T32" style:family="text">
      <style:text-properties fo:color="#000000" fo:language="en" fo:country="US" officeooo:rsid="0039eaa8"/>
    </style:style>
    <style:style style:name="T33" style:family="text">
      <style:text-properties fo:color="#000000" fo:language="en" fo:country="US" officeooo:rsid="0023609a"/>
    </style:style>
    <style:style style:name="T34" style:family="text">
      <style:text-properties fo:color="#000000" fo:language="en" fo:country="US" officeooo:rsid="006ee111"/>
    </style:style>
    <style:style style:name="T35" style:family="text">
      <style:text-properties fo:color="#000000" fo:language="en" fo:country="US" officeooo:rsid="00846017"/>
    </style:style>
    <style:style style:name="T36" style:family="text">
      <style:text-properties fo:color="#000000" fo:language="en" fo:country="US" officeooo:rsid="0085be6f"/>
    </style:style>
    <style:style style:name="T37" style:family="text">
      <style:text-properties fo:color="#000000" fo:language="en" fo:country="US" officeooo:rsid="008c3971"/>
    </style:style>
    <style:style style:name="T38" style:family="text">
      <style:text-properties fo:color="#000000" fo:language="en" fo:country="US" officeooo:rsid="00a8a923"/>
    </style:style>
    <style:style style:name="T39" style:family="text">
      <style:text-properties fo:color="#000000" fo:language="en" fo:country="US" officeooo:rsid="00a88e02"/>
    </style:style>
    <style:style style:name="T40" style:family="text">
      <style:text-properties fo:color="#000000" fo:language="en" fo:country="US" officeooo:rsid="00ac462e"/>
    </style:style>
    <style:style style:name="T41" style:family="text">
      <style:text-properties fo:color="#000000" fo:language="en" fo:country="US" officeooo:rsid="00d1a80c"/>
    </style:style>
    <style:style style:name="T42" style:family="text">
      <style:text-properties fo:color="#000000" fo:language="en" fo:country="US" officeooo:rsid="00f50a99"/>
    </style:style>
    <style:style style:name="T43" style:family="text">
      <style:text-properties fo:color="#000000" fo:language="en" fo:country="US" officeooo:rsid="002adbe2"/>
    </style:style>
    <style:style style:name="T44" style:family="text">
      <style:text-properties fo:color="#000000" fo:language="en" fo:country="US" officeooo:rsid="002b52b7"/>
    </style:style>
    <style:style style:name="T45" style:family="text">
      <style:text-properties fo:color="#000000" fo:language="en" fo:country="US" officeooo:rsid="00f70b71"/>
    </style:style>
    <style:style style:name="T46" style:family="text">
      <style:text-properties fo:color="#000000" fo:language="en" fo:country="US" officeooo:rsid="00fcf2f1"/>
    </style:style>
    <style:style style:name="T47" style:family="text">
      <style:text-properties fo:color="#000000" fo:language="en" fo:country="US" officeooo:rsid="00fd9333"/>
    </style:style>
    <style:style style:name="T48" style:family="text">
      <style:text-properties fo:color="#000000" fo:language="en" fo:country="US" officeooo:rsid="00feb909"/>
    </style:style>
    <style:style style:name="T49" style:family="text">
      <style:text-properties fo:color="#000000" fo:language="en" fo:country="US" officeooo:rsid="01003554"/>
    </style:style>
    <style:style style:name="T50" style:family="text">
      <style:text-properties fo:color="#000000" fo:language="en" fo:country="US" officeooo:rsid="0103503f"/>
    </style:style>
    <style:style style:name="T51" style:family="text">
      <style:text-properties fo:color="#000000" fo:language="en" fo:country="US" officeooo:rsid="0107a061"/>
    </style:style>
    <style:style style:name="T52" style:family="text">
      <style:text-properties fo:color="#000000" fo:language="en" fo:country="US" officeooo:rsid="010992cf"/>
    </style:style>
    <style:style style:name="T53" style:family="text">
      <style:text-properties fo:color="#000000" fo:language="en" fo:country="US" officeooo:rsid="0109d4ef"/>
    </style:style>
    <style:style style:name="T54" style:family="text">
      <style:text-properties fo:color="#000000" fo:language="en" fo:country="US" officeooo:rsid="010d5518"/>
    </style:style>
    <style:style style:name="T55" style:family="text">
      <style:text-properties fo:color="#000000" fo:language="en" fo:country="US" officeooo:rsid="010fd438"/>
    </style:style>
    <style:style style:name="T56" style:family="text">
      <style:text-properties fo:color="#000000" fo:language="en" fo:country="US" officeooo:rsid="010ff2e6"/>
    </style:style>
    <style:style style:name="T57" style:family="text">
      <style:text-properties fo:color="#000000" fo:language="en" fo:country="US" officeooo:rsid="0111c442"/>
    </style:style>
    <style:style style:name="T58" style:family="text">
      <style:text-properties fo:color="#000000" fo:language="en" fo:country="US" officeooo:rsid="0111dc5d"/>
    </style:style>
    <style:style style:name="T59" style:family="text">
      <style:text-properties fo:color="#000000" fo:language="en" fo:country="US" officeooo:rsid="0113b59c"/>
    </style:style>
    <style:style style:name="T60" style:family="text">
      <style:text-properties fo:color="#000000" fo:language="en" fo:country="US" officeooo:rsid="0114afda"/>
    </style:style>
    <style:style style:name="T61" style:family="text">
      <style:text-properties fo:color="#000000" fo:language="en" fo:country="US" officeooo:rsid="011661ae"/>
    </style:style>
    <style:style style:name="T62" style:family="text">
      <style:text-properties fo:color="#000000" fo:language="en" fo:country="US" officeooo:rsid="0117d4e4"/>
    </style:style>
    <style:style style:name="T63" style:family="text">
      <style:text-properties fo:color="#000000" officeooo:rsid="006ee111"/>
    </style:style>
    <style:style style:name="T64" style:family="text">
      <style:text-properties fo:color="#000000" officeooo:rsid="006f2489"/>
    </style:style>
    <style:style style:name="T65" style:family="text">
      <style:text-properties fo:color="#000000" fo:font-style="italic" officeooo:rsid="006f2489" style:font-style-asian="italic" style:font-style-complex="italic"/>
    </style:style>
    <style:style style:name="T66" style:family="text">
      <style:text-properties fo:color="#000000" fo:font-style="italic" officeooo:rsid="0023edfc" style:font-style-asian="italic" style:font-style-complex="italic"/>
    </style:style>
    <style:style style:name="T67" style:family="text">
      <style:text-properties fo:color="#000000" officeooo:rsid="00709129"/>
    </style:style>
    <style:style style:name="T68" style:family="text">
      <style:text-properties fo:color="#000000" officeooo:rsid="0071e68a"/>
    </style:style>
    <style:style style:name="T69" style:family="text">
      <style:text-properties fo:color="#000000" officeooo:rsid="00734e7f"/>
    </style:style>
    <style:style style:name="T70" style:family="text">
      <style:text-properties fo:color="#000000" officeooo:rsid="00747460"/>
    </style:style>
    <style:style style:name="T71" style:family="text">
      <style:text-properties fo:color="#000000" officeooo:rsid="00754e39"/>
    </style:style>
    <style:style style:name="T72" style:family="text">
      <style:text-properties fo:color="#000000" officeooo:rsid="0076636a"/>
    </style:style>
    <style:style style:name="T73" style:family="text">
      <style:text-properties fo:color="#000000" officeooo:rsid="0077fc57"/>
    </style:style>
    <style:style style:name="T74" style:family="text">
      <style:text-properties fo:color="#000000" officeooo:rsid="007a8fee"/>
    </style:style>
    <style:style style:name="T75" style:family="text">
      <style:text-properties fo:color="#000000" officeooo:rsid="0033a9f6"/>
    </style:style>
    <style:style style:name="T76" style:family="text">
      <style:text-properties fo:color="#000000" officeooo:rsid="007bcb36"/>
    </style:style>
    <style:style style:name="T77" style:family="text">
      <style:text-properties fo:color="#000000" officeooo:rsid="007cbce8"/>
    </style:style>
    <style:style style:name="T78" style:family="text">
      <style:text-properties fo:color="#000000" officeooo:rsid="007d0079"/>
    </style:style>
    <style:style style:name="T79" style:family="text">
      <style:text-properties fo:color="#000000" officeooo:rsid="001ee8a6"/>
    </style:style>
    <style:style style:name="T80" style:family="text">
      <style:text-properties fo:color="#000000" officeooo:rsid="008edf0d"/>
    </style:style>
    <style:style style:name="T81" style:family="text">
      <style:text-properties fo:color="#000000" officeooo:rsid="00928018"/>
    </style:style>
    <style:style style:name="T82" style:family="text">
      <style:text-properties fo:color="#000000" officeooo:rsid="0023edfc"/>
    </style:style>
    <style:style style:name="T83" style:family="text">
      <style:text-properties fo:color="#000000" officeooo:rsid="0096d779"/>
    </style:style>
    <style:style style:name="T84" style:family="text">
      <style:text-properties fo:color="#000000" officeooo:rsid="0098ad56"/>
    </style:style>
    <style:style style:name="T85" style:family="text">
      <style:text-properties fo:color="#000000" officeooo:rsid="009a742e"/>
    </style:style>
    <style:style style:name="T86" style:family="text">
      <style:text-properties fo:color="#000000" officeooo:rsid="009a75ec"/>
    </style:style>
    <style:style style:name="T87" style:family="text">
      <style:text-properties fo:color="#000000" officeooo:rsid="009ff9f6"/>
    </style:style>
    <style:style style:name="T88" style:family="text">
      <style:text-properties fo:color="#000000" officeooo:rsid="00a03eb6"/>
    </style:style>
    <style:style style:name="T89" style:family="text">
      <style:text-properties fo:color="#000000" officeooo:rsid="00a05e13"/>
    </style:style>
    <style:style style:name="T90" style:family="text">
      <style:text-properties fo:color="#000000" officeooo:rsid="00a129a3"/>
    </style:style>
    <style:style style:name="T91" style:family="text">
      <style:text-properties fo:color="#000000" officeooo:rsid="00a553fe"/>
    </style:style>
    <style:style style:name="T92" style:family="text">
      <style:text-properties fo:color="#000000" officeooo:rsid="00a6e9d0"/>
    </style:style>
    <style:style style:name="T93" style:family="text">
      <style:text-properties fo:color="#000000" officeooo:rsid="00af5d67"/>
    </style:style>
    <style:style style:name="T94" style:family="text">
      <style:text-properties fo:color="#000000" officeooo:rsid="00b43773"/>
    </style:style>
    <style:style style:name="T95" style:family="text">
      <style:text-properties fo:color="#000000" officeooo:rsid="00b83ff7"/>
    </style:style>
    <style:style style:name="T96" style:family="text">
      <style:text-properties fo:color="#000000" officeooo:rsid="00b8ae07"/>
    </style:style>
    <style:style style:name="T97" style:family="text">
      <style:text-properties fo:color="#000000" officeooo:rsid="00c5165b"/>
    </style:style>
    <style:style style:name="T98" style:family="text">
      <style:text-properties fo:color="#000000" officeooo:rsid="00c5c996"/>
    </style:style>
    <style:style style:name="T99" style:family="text">
      <style:text-properties fo:color="#000000" officeooo:rsid="00c72f5a"/>
    </style:style>
    <style:style style:name="T100" style:family="text">
      <style:text-properties fo:color="#000000" officeooo:rsid="00c8d74e"/>
    </style:style>
    <style:style style:name="T101" style:family="text">
      <style:text-properties fo:color="#000000" officeooo:rsid="00c9d8e4"/>
    </style:style>
    <style:style style:name="T102" style:family="text">
      <style:text-properties fo:color="#000000" officeooo:rsid="00cba2ad"/>
    </style:style>
    <style:style style:name="T103" style:family="text">
      <style:text-properties fo:color="#000000" officeooo:rsid="00d30a58"/>
    </style:style>
    <style:style style:name="T104" style:family="text">
      <style:text-properties fo:color="#000000" officeooo:rsid="00d8a621"/>
    </style:style>
    <style:style style:name="T105" style:family="text">
      <style:text-properties fo:color="#000000" officeooo:rsid="00db1742"/>
    </style:style>
    <style:style style:name="T106" style:family="text">
      <style:text-properties fo:color="#000000" officeooo:rsid="00dcbacc"/>
    </style:style>
    <style:style style:name="T107" style:family="text">
      <style:text-properties fo:color="#000000" officeooo:rsid="00dda5cb"/>
    </style:style>
    <style:style style:name="T108" style:family="text">
      <style:text-properties fo:color="#000000" officeooo:rsid="00e8b014"/>
    </style:style>
    <style:style style:name="T109" style:family="text">
      <style:text-properties fo:color="#000000" style:font-name="Times New Roman" fo:language="en" fo:country="US" fo:font-style="italic" officeooo:rsid="007bcb36" style:font-style-asian="italic" style:font-style-complex="italic"/>
    </style:style>
    <style:style style:name="T110" style:family="text">
      <style:text-properties fo:color="#000000" style:font-name="Times New Roman" fo:language="en" fo:country="US" fo:font-style="italic" officeooo:rsid="0077fc57" style:font-style-asian="italic" style:font-style-complex="italic"/>
    </style:style>
    <style:style style:name="T111" style:family="text">
      <style:text-properties fo:color="#000000" style:font-name="Times New Roman" fo:language="en" fo:country="US" fo:font-style="normal" officeooo:rsid="009a75ec" style:font-style-asian="normal" style:font-style-complex="normal"/>
    </style:style>
    <style:style style:name="T112" style:family="text">
      <style:text-properties fo:color="#000000" style:font-name="Times New Roman" fo:language="en" fo:country="US" fo:font-style="normal" officeooo:rsid="0077fc57" style:font-style-asian="normal" style:font-style-complex="normal"/>
    </style:style>
    <style:style style:name="T113" style:family="text">
      <style:text-properties fo:color="#000000" style:font-name="Times New Roman" fo:language="en" fo:country="US" fo:font-style="normal" fo:font-weight="bold" officeooo:rsid="0077fc57" style:font-style-asian="normal" style:font-weight-asian="bold" style:font-style-complex="normal" style:font-weight-complex="bold"/>
    </style:style>
    <style:style style:name="T114" style:family="text">
      <style:text-properties officeooo:rsid="001ee8a6"/>
    </style:style>
    <style:style style:name="T115" style:family="text">
      <style:text-properties officeooo:rsid="00264520"/>
    </style:style>
    <style:style style:name="T116" style:family="text">
      <style:text-properties officeooo:rsid="0023609a"/>
    </style:style>
    <style:style style:name="T117" style:family="text">
      <style:text-properties fo:language="en" fo:country="US"/>
    </style:style>
    <style:style style:name="T118" style:family="text">
      <style:text-properties fo:language="en" fo:country="US" officeooo:rsid="000eae70"/>
    </style:style>
    <style:style style:name="T119" style:family="text">
      <style:text-properties fo:language="en" fo:country="US" fo:font-style="italic" officeooo:rsid="0023edfc" style:font-style-asian="italic" style:font-style-complex="italic"/>
    </style:style>
    <style:style style:name="T120" style:family="text">
      <style:text-properties fo:language="en" fo:country="US" fo:font-style="italic" officeooo:rsid="00565476" style:font-style-asian="italic" style:font-style-complex="italic"/>
    </style:style>
    <style:style style:name="T121" style:family="text">
      <style:text-properties fo:language="en" fo:country="US" fo:font-style="italic" officeooo:rsid="000fe913" style:font-style-asian="italic" style:font-style-complex="italic"/>
    </style:style>
    <style:style style:name="T122" style:family="text">
      <style:text-properties fo:language="en" fo:country="US" fo:font-style="italic" officeooo:rsid="00c0c7af" style:font-style-asian="italic" style:font-style-complex="italic"/>
    </style:style>
    <style:style style:name="T123" style:family="text">
      <style:text-properties fo:language="en" fo:country="US" fo:font-style="italic" officeooo:rsid="00cd3808" style:font-style-asian="italic" style:font-style-complex="italic"/>
    </style:style>
    <style:style style:name="T124" style:family="text">
      <style:text-properties fo:language="en" fo:country="US" fo:font-style="italic" officeooo:rsid="00cd4e9a" style:font-style-asian="italic" style:font-style-complex="italic"/>
    </style:style>
    <style:style style:name="T125" style:family="text">
      <style:text-properties fo:language="en" fo:country="US" fo:font-style="italic" officeooo:rsid="00ce0c60" style:font-style-asian="italic" style:font-style-complex="italic"/>
    </style:style>
    <style:style style:name="T126" style:family="text">
      <style:text-properties fo:language="en" fo:country="US" officeooo:rsid="0023edfc"/>
    </style:style>
    <style:style style:name="T127" style:family="text">
      <style:text-properties fo:language="en" fo:country="US" officeooo:rsid="00565476"/>
    </style:style>
    <style:style style:name="T128" style:family="text">
      <style:text-properties fo:language="en" fo:country="US" fo:font-style="normal" officeooo:rsid="00565476" style:font-style-asian="normal" style:font-style-complex="normal"/>
    </style:style>
    <style:style style:name="T129" style:family="text">
      <style:text-properties fo:language="en" fo:country="US" officeooo:rsid="006951c1"/>
    </style:style>
    <style:style style:name="T130" style:family="text">
      <style:text-properties fo:language="en" fo:country="US" officeooo:rsid="006a2cd3"/>
    </style:style>
    <style:style style:name="T131" style:family="text">
      <style:text-properties fo:language="en" fo:country="US" officeooo:rsid="006dee01"/>
    </style:style>
    <style:style style:name="T132" style:family="text">
      <style:text-properties fo:language="en" fo:country="US" officeooo:rsid="0041f836"/>
    </style:style>
    <style:style style:name="T133" style:family="text">
      <style:text-properties fo:language="en" fo:country="US" officeooo:rsid="008c3971"/>
    </style:style>
    <style:style style:name="T134" style:family="text">
      <style:text-properties fo:language="en" fo:country="US" officeooo:rsid="009b5416"/>
    </style:style>
    <style:style style:name="T135" style:family="text">
      <style:text-properties fo:language="en" fo:country="US" officeooo:rsid="000fe913"/>
    </style:style>
    <style:style style:name="T136" style:family="text">
      <style:text-properties fo:language="en" fo:country="US" officeooo:rsid="00b82055"/>
    </style:style>
    <style:style style:name="T137" style:family="text">
      <style:text-properties fo:language="en" fo:country="US" officeooo:rsid="00bfc0d6"/>
    </style:style>
    <style:style style:name="T138" style:family="text">
      <style:text-properties fo:language="en" fo:country="US" officeooo:rsid="00c0130e"/>
    </style:style>
    <style:style style:name="T139" style:family="text">
      <style:text-properties fo:language="en" fo:country="US" officeooo:rsid="00c0c7af"/>
    </style:style>
    <style:style style:name="T140" style:family="text">
      <style:text-properties fo:language="en" fo:country="US" officeooo:rsid="001b2e45"/>
    </style:style>
    <style:style style:name="T141" style:family="text">
      <style:text-properties fo:language="en" fo:country="US" officeooo:rsid="00cd3808"/>
    </style:style>
    <style:style style:name="T142" style:family="text">
      <style:text-properties fo:language="en" fo:country="US" officeooo:rsid="00cd4e9a"/>
    </style:style>
    <style:style style:name="T143" style:family="text">
      <style:text-properties fo:language="en" fo:country="US" officeooo:rsid="00ce0c60"/>
    </style:style>
    <style:style style:name="T144" style:family="text">
      <style:text-properties fo:language="en" fo:country="US" officeooo:rsid="00d1a80c"/>
    </style:style>
    <style:style style:name="T145" style:family="text">
      <style:text-properties fo:language="en" fo:country="US" officeooo:rsid="00db1742"/>
    </style:style>
    <style:style style:name="T146" style:family="text">
      <style:text-properties fo:language="en" fo:country="US" officeooo:rsid="009a75ec"/>
    </style:style>
    <style:style style:name="T147" style:family="text">
      <style:text-properties fo:language="en" fo:country="US" officeooo:rsid="005f1890"/>
    </style:style>
    <style:style style:name="T148" style:family="text">
      <style:text-properties fo:language="en" fo:country="US" officeooo:rsid="00a294c4"/>
    </style:style>
    <style:style style:name="T149" style:family="text">
      <style:text-properties fo:language="en" fo:country="US" officeooo:rsid="00234efc"/>
    </style:style>
    <style:style style:name="T150" style:family="text">
      <style:text-properties fo:language="en" fo:country="US" officeooo:rsid="003a5e4f"/>
    </style:style>
    <style:style style:name="T151" style:family="text">
      <style:text-properties fo:language="en" fo:country="US" officeooo:rsid="00dda5cb"/>
    </style:style>
    <style:style style:name="T152" style:family="text">
      <style:text-properties fo:language="en" fo:country="US" officeooo:rsid="00047778"/>
    </style:style>
    <style:style style:name="T153" style:family="text">
      <style:text-properties fo:language="en" fo:country="US" officeooo:rsid="003130ff"/>
    </style:style>
    <style:style style:name="T154" style:family="text">
      <style:text-properties fo:language="en" fo:country="US" officeooo:rsid="00051b88"/>
    </style:style>
    <style:style style:name="T155" style:family="text">
      <style:text-properties officeooo:rsid="003fdd45"/>
    </style:style>
    <style:style style:name="T156" style:family="text">
      <style:text-properties officeooo:rsid="004f2dce"/>
    </style:style>
    <style:style style:name="T157" style:family="text">
      <style:text-properties fo:color="#00ffff" fo:language="en" fo:country="US" officeooo:rsid="0041f836"/>
    </style:style>
    <style:style style:name="T158" style:family="text">
      <style:text-properties officeooo:rsid="008ac952"/>
    </style:style>
    <style:style style:name="T159" style:family="text">
      <style:text-properties officeooo:rsid="0090b750"/>
    </style:style>
    <style:style style:name="T160" style:family="text">
      <style:text-properties fo:font-style="normal" style:font-style-asian="normal" style:font-style-complex="normal"/>
    </style:style>
    <style:style style:name="T161" style:family="text">
      <style:text-properties fo:font-style="normal" officeooo:rsid="00a129a3" style:font-style-asian="normal" style:font-style-complex="normal"/>
    </style:style>
    <style:style style:name="T162" style:family="text">
      <style:text-properties fo:font-style="normal" officeooo:rsid="00313bbe" style:font-style-asian="normal" style:font-style-complex="normal"/>
    </style:style>
    <style:style style:name="T163" style:family="text">
      <style:text-properties fo:font-style="normal" officeooo:rsid="00361f0b" style:font-style-asian="normal" style:font-style-complex="normal"/>
    </style:style>
    <style:style style:name="T164" style:family="text">
      <style:text-properties fo:font-style="normal" officeooo:rsid="00412759" style:font-style-asian="normal" style:font-style-complex="normal"/>
    </style:style>
    <style:style style:name="T165" style:family="text">
      <style:text-properties fo:font-style="normal" officeooo:rsid="0031dd45" style:font-style-asian="normal" style:font-style-complex="normal"/>
    </style:style>
    <style:style style:name="T166" style:family="text">
      <style:text-properties officeooo:rsid="00a129a3"/>
    </style:style>
    <style:style style:name="T167" style:family="text">
      <style:text-properties officeooo:rsid="00ae0724"/>
    </style:style>
    <style:style style:name="T168" style:family="text">
      <style:text-properties officeooo:rsid="00412759"/>
    </style:style>
    <style:style style:name="T169" style:family="text">
      <style:text-properties officeooo:rsid="00298a3a"/>
    </style:style>
    <style:style style:name="T170" style:family="text">
      <style:text-properties officeooo:rsid="0026405e"/>
    </style:style>
    <style:style style:name="T171" style:family="text">
      <style:text-properties officeooo:rsid="003f407a"/>
    </style:style>
    <style:style style:name="T172" style:family="text">
      <style:text-properties officeooo:rsid="00286a77"/>
    </style:style>
    <style:style style:name="T173" style:family="text">
      <style:text-properties fo:font-size="12pt" style:font-size-asian="12pt" style:font-size-complex="12pt"/>
    </style:style>
    <style:style style:name="T174" style:family="text">
      <style:text-properties fo:font-size="12pt" officeooo:rsid="001a4ca7" style:font-size-asian="12pt" style:font-size-complex="12pt"/>
    </style:style>
    <style:style style:name="T175" style:family="text">
      <style:text-properties fo:font-size="12pt" officeooo:rsid="00252c95" style:font-size-asian="12pt" style:font-size-complex="12pt"/>
    </style:style>
    <style:style style:name="T176" style:family="text">
      <style:text-properties officeooo:rsid="0036e0a2"/>
    </style:style>
    <style:style style:name="T177" style:family="text">
      <style:text-properties officeooo:rsid="003cfc3a"/>
    </style:style>
    <style:style style:name="T178" style:family="text">
      <style:text-properties officeooo:rsid="00b695ce"/>
    </style:style>
    <style:style style:name="T179" style:family="text">
      <style:text-properties fo:language="sv" fo:country="SE"/>
    </style:style>
    <style:style style:name="T180" style:family="text">
      <style:text-properties officeooo:rsid="001a4ca7"/>
    </style:style>
    <style:style style:name="T181" style:family="text">
      <style:text-properties officeooo:rsid="00cf337d"/>
    </style:style>
    <style:style style:name="T182" style:family="text">
      <style:text-properties officeooo:rsid="00dcbacc"/>
    </style:style>
    <style:style style:name="T183" style:family="text">
      <style:text-properties style:text-position="0% 100%"/>
    </style:style>
    <style:style style:name="T184" style:family="text">
      <style:text-properties style:text-position="0% 100%" officeooo:rsid="000964ea"/>
    </style:style>
    <style:style style:name="T185" style:family="text">
      <style:text-properties style:text-position="0% 100%" officeooo:rsid="001a3f8c"/>
    </style:style>
    <style:style style:name="T186" style:family="text">
      <style:text-properties style:text-position="0% 100%" fo:font-weight="normal" officeooo:rsid="0014cbdf" style:font-weight-asian="normal" style:font-weight-complex="normal"/>
    </style:style>
    <style:style style:name="T187" style:family="text">
      <style:text-properties style:text-position="0% 100%" fo:font-weight="normal" officeooo:rsid="001a3f8c" style:font-weight-asian="normal" style:font-weight-complex="normal"/>
    </style:style>
    <style:style style:name="T188" style:family="text">
      <style:text-properties style:text-position="0% 100%" fo:font-weight="normal" officeooo:rsid="000ecb74" style:font-weight-asian="normal" style:font-weight-complex="normal"/>
    </style:style>
    <style:style style:name="T189" style:family="text">
      <style:text-properties style:text-position="0% 100%" fo:font-weight="normal" officeooo:rsid="003130ff" style:font-weight-asian="normal" style:font-weight-complex="normal"/>
    </style:style>
    <style:style style:name="T190" style:family="text">
      <style:text-properties style:text-position="0% 100%" fo:font-weight="normal" officeooo:rsid="000668f7" style:font-weight-asian="normal" style:font-weight-complex="normal"/>
    </style:style>
    <style:style style:name="T191" style:family="text">
      <style:text-properties style:text-position="0% 100%" fo:font-weight="normal" officeooo:rsid="0025e7b3" style:font-weight-asian="normal" style:font-weight-complex="normal"/>
    </style:style>
    <style:style style:name="T192" style:family="text">
      <style:text-properties style:text-position="0% 100%" fo:font-weight="normal" officeooo:rsid="0031dd45" style:font-weight-asian="normal" style:font-weight-complex="normal"/>
    </style:style>
    <style:style style:name="T193" style:family="text">
      <style:text-properties style:text-position="0% 100%" fo:font-weight="normal" officeooo:rsid="0028fc5c" style:font-weight-asian="normal" style:font-weight-complex="normal"/>
    </style:style>
    <style:style style:name="T194" style:family="text">
      <style:text-properties style:text-position="0% 100%" fo:font-weight="normal" officeooo:rsid="0017de62" style:font-weight-asian="normal" style:font-weight-complex="normal"/>
    </style:style>
    <style:style style:name="T195" style:family="text">
      <style:text-properties style:text-position="0% 100%" fo:font-weight="normal" officeooo:rsid="002a1e36" style:font-weight-asian="normal" style:font-weight-complex="normal"/>
    </style:style>
    <style:style style:name="T196" style:family="text">
      <style:text-properties style:text-position="0% 100%" fo:font-weight="normal" officeooo:rsid="0016004a" style:font-weight-asian="normal" style:font-weight-complex="normal"/>
    </style:style>
    <style:style style:name="T197" style:family="text">
      <style:text-properties style:text-position="0% 100%" fo:font-weight="normal" officeooo:rsid="0015575b" style:font-weight-asian="normal" style:font-weight-complex="normal"/>
    </style:style>
    <style:style style:name="T198" style:family="text">
      <style:text-properties style:text-position="0% 100%" officeooo:rsid="0017de62"/>
    </style:style>
    <style:style style:name="T199" style:family="text">
      <style:text-properties style:text-position="0% 100%" officeooo:rsid="000ecb74"/>
    </style:style>
    <style:style style:name="T200" style:family="text">
      <style:text-properties style:text-position="0% 100%" fo:language="en" fo:country="US" fo:font-weight="normal" officeooo:rsid="0014cbdf" style:font-weight-asian="normal" style:font-weight-complex="normal"/>
    </style:style>
    <style:style style:name="T201" style:family="text">
      <style:text-properties officeooo:rsid="0014cbdf"/>
    </style:style>
    <style:style style:name="T202" style:family="text">
      <style:text-properties officeooo:rsid="003130ff"/>
    </style:style>
    <style:style style:name="T203" style:family="text">
      <style:text-properties officeooo:rsid="002a1e36"/>
    </style:style>
    <style:style style:name="T204" style:family="text">
      <style:text-properties officeooo:rsid="002e18b4"/>
    </style:style>
    <style:style style:name="T205" style:family="text">
      <style:text-properties officeooo:rsid="002dbdd9"/>
    </style:style>
    <style:style style:name="T206" style:family="text">
      <style:text-properties officeooo:rsid="00278036"/>
    </style:style>
    <style:style style:name="T207" style:family="text">
      <style:text-properties officeooo:rsid="000e6fb3"/>
    </style:style>
    <style:style style:name="T208" style:family="text">
      <style:text-properties officeooo:rsid="00051b88"/>
    </style:style>
    <style:style style:name="T209" style:family="text">
      <style:text-properties style:text-position="sub 58%" officeooo:rsid="000964ea"/>
    </style:style>
    <style:style style:name="T210" style:family="text">
      <style:text-properties style:text-position="sub 58%" officeooo:rsid="0017de62"/>
    </style:style>
    <style:style style:name="T211" style:family="text">
      <style:text-properties style:text-position="sub 58%" fo:font-weight="normal" officeooo:rsid="000ecb74" style:font-weight-asian="normal" style:font-weight-complex="normal"/>
    </style:style>
    <style:style style:name="T212" style:family="text">
      <style:text-properties officeooo:rsid="0017de62"/>
    </style:style>
    <style:style style:name="T213" style:family="text">
      <style:text-properties officeooo:rsid="000668f7"/>
    </style:style>
    <style:style style:name="T214" style:family="text">
      <style:text-properties officeooo:rsid="0031dd45"/>
    </style:style>
    <style:style style:name="T215" style:family="text">
      <style:text-properties officeooo:rsid="00ef71b5"/>
    </style:style>
    <style:style style:name="T216" style:family="text">
      <style:text-properties officeooo:rsid="002adbe2"/>
    </style:style>
    <style:style style:name="T217" style:family="text">
      <style:text-properties officeooo:rsid="00082d87"/>
    </style:style>
    <style:style style:name="T218" style:family="text">
      <style:text-properties style:font-name="Times New Roman"/>
    </style:style>
    <style:style style:name="T219" style:family="text">
      <style:text-properties style:font-name="Times New Roman" fo:language="en" fo:country="US"/>
    </style:style>
    <style:style style:name="T220" style:family="text">
      <style:text-properties style:font-name="Times New Roman" fo:language="en" fo:country="US" officeooo:rsid="00b6866d"/>
    </style:style>
    <style:style style:name="T221" style:family="text">
      <style:text-properties style:font-name="Times New Roman" fo:language="en" fo:country="US" officeooo:rsid="0092908e"/>
    </style:style>
    <style:style style:name="T222" style:family="text">
      <style:text-properties style:font-name="Times New Roman" fo:language="en" fo:country="US" fo:font-style="italic" officeooo:rsid="0092908e" style:font-style-asian="italic" style:font-style-complex="italic"/>
    </style:style>
    <style:style style:name="T223" style:family="text">
      <style:text-properties style:font-name="Times New Roman" fo:language="en" fo:country="US" fo:font-style="italic" officeooo:rsid="0095a40a" style:font-style-asian="italic" style:font-style-complex="italic"/>
    </style:style>
    <style:style style:name="T224" style:family="text">
      <style:text-properties style:font-name="Times New Roman" fo:language="en" fo:country="US" fo:font-style="italic" officeooo:rsid="00967315" style:font-style-asian="italic" style:font-style-complex="italic"/>
    </style:style>
    <style:style style:name="T225" style:family="text">
      <style:text-properties style:font-name="Times New Roman" fo:language="en" fo:country="US" fo:font-style="italic" officeooo:rsid="009a75ec" style:font-style-asian="italic" style:font-style-complex="italic"/>
    </style:style>
    <style:style style:name="T226" style:family="text">
      <style:text-properties style:font-name="Times New Roman" fo:language="en" fo:country="US" fo:font-style="italic" officeooo:rsid="005f1890" style:font-style-asian="italic" style:font-style-complex="italic"/>
    </style:style>
    <style:style style:name="T227" style:family="text">
      <style:text-properties style:font-name="Times New Roman" fo:language="en" fo:country="US" fo:font-style="normal" officeooo:rsid="0092908e" style:font-style-asian="normal" style:font-style-complex="normal"/>
    </style:style>
    <style:style style:name="T228" style:family="text">
      <style:text-properties style:font-name="Times New Roman" fo:language="en" fo:country="US" fo:font-style="normal" officeooo:rsid="00940f9f" style:font-style-asian="normal" style:font-style-complex="normal"/>
    </style:style>
    <style:style style:name="T229" style:family="text">
      <style:text-properties style:font-name="Times New Roman" fo:language="en" fo:country="US" fo:font-style="normal" officeooo:rsid="0095a40a" style:font-style-asian="normal" style:font-style-complex="normal"/>
    </style:style>
    <style:style style:name="T230" style:family="text">
      <style:text-properties style:font-name="Times New Roman" fo:language="en" fo:country="US" fo:font-style="normal" officeooo:rsid="00d1a80c" style:font-style-asian="normal" style:font-style-complex="normal"/>
    </style:style>
    <style:style style:name="T231" style:family="text">
      <style:text-properties style:font-name="Times New Roman" fo:language="en" fo:country="US" fo:font-style="normal" officeooo:rsid="009a75ec" style:font-style-asian="normal" style:font-style-complex="normal"/>
    </style:style>
    <style:style style:name="T232" style:family="text">
      <style:text-properties style:font-name="Times New Roman" fo:language="en" fo:country="US" fo:font-style="normal" officeooo:rsid="00967315" style:font-style-asian="normal" style:font-style-complex="normal"/>
    </style:style>
    <style:style style:name="T233" style:family="text">
      <style:text-properties style:font-name="Times New Roman" fo:language="en" fo:country="US" fo:font-style="normal" officeooo:rsid="00660819" style:font-style-asian="normal" style:font-style-complex="normal"/>
    </style:style>
    <style:style style:name="T234" style:family="text">
      <style:text-properties style:font-name="Times New Roman" fo:language="en" fo:country="US" fo:font-style="normal" officeooo:rsid="00f4863a" style:font-style-asian="normal" style:font-style-complex="normal"/>
    </style:style>
    <style:style style:name="T235" style:family="text">
      <style:text-properties style:font-name="Times New Roman" fo:language="en" fo:country="US" officeooo:rsid="009a75ec"/>
    </style:style>
    <style:style style:name="T236" style:family="text">
      <style:text-properties style:font-name="Times New Roman" fo:language="en" fo:country="US" officeooo:rsid="005f1890"/>
    </style:style>
    <style:style style:name="T237" style:family="text">
      <style:text-properties style:font-name="Times New Roman" fo:language="en" fo:country="US" officeooo:rsid="00647957"/>
    </style:style>
    <style:style style:name="T238" style:family="text">
      <style:text-properties style:font-name="Times New Roman" fo:language="en" fo:country="US" officeooo:rsid="00df395f"/>
    </style:style>
    <style:style style:name="T239" style:family="text">
      <style:text-properties style:font-name="Times New Roman" fo:language="en" fo:country="US" officeooo:rsid="00cfb305"/>
    </style:style>
    <style:style style:name="T240" style:family="text">
      <style:text-properties style:font-name="Times New Roman" officeooo:rsid="002106bf"/>
    </style:style>
    <style:style style:name="T241" style:family="text">
      <style:text-properties style:font-name="Times New Roman" officeooo:rsid="00c0c7af"/>
    </style:style>
    <style:style style:name="T242" style:family="text">
      <style:text-properties style:font-name="Times New Roman" fo:font-style="normal" style:font-style-asian="normal" style:font-style-complex="normal"/>
    </style:style>
    <style:style style:name="T243" style:family="text">
      <style:text-properties style:font-name="Times New Roman" fo:font-style="normal" officeooo:rsid="00c0c7af" style:font-style-asian="normal" style:font-style-complex="normal"/>
    </style:style>
    <style:style style:name="T244" style:family="text">
      <style:text-properties style:font-name="Times New Roman" fo:font-style="normal" officeooo:rsid="00cd3808" style:font-style-asian="normal" style:font-style-complex="normal"/>
    </style:style>
    <style:style style:name="T245" style:family="text">
      <style:text-properties style:font-name="Times New Roman" fo:font-style="normal" officeooo:rsid="00bfc0d6" style:font-style-asian="normal" style:font-style-complex="normal"/>
    </style:style>
    <style:style style:name="T246" style:family="text">
      <style:text-properties style:font-name="Times New Roman" fo:font-style="normal" officeooo:rsid="00ce0c60" style:font-style-asian="normal" style:font-style-complex="normal"/>
    </style:style>
    <style:style style:name="T247" style:family="text">
      <style:text-properties style:font-name="Times New Roman" officeooo:rsid="001b2e45"/>
    </style:style>
    <style:style style:name="T248" style:family="text">
      <style:text-properties style:font-name="Times New Roman" fo:font-style="italic" officeooo:rsid="00c0c7af" style:font-style-asian="italic" style:font-style-complex="italic"/>
    </style:style>
    <style:style style:name="T249" style:family="text">
      <style:text-properties style:font-name="Times New Roman" fo:font-style="italic" officeooo:rsid="00392055" style:font-style-asian="italic" style:font-style-complex="italic"/>
    </style:style>
    <style:style style:name="T250" style:family="text">
      <style:text-properties style:font-name="Times New Roman" fo:font-style="italic" officeooo:rsid="00cd4e9a" style:font-style-asian="italic" style:font-style-complex="italic"/>
    </style:style>
    <style:style style:name="T251" style:family="text">
      <style:text-properties style:font-name="Times New Roman" officeooo:rsid="003747ba"/>
    </style:style>
    <style:style style:name="T252" style:family="text">
      <style:text-properties style:font-name="Times New Roman" officeooo:rsid="00392055"/>
    </style:style>
    <style:style style:name="T253" style:family="text">
      <style:text-properties style:font-name="Times New Roman" officeooo:rsid="00cd3808"/>
    </style:style>
    <style:style style:name="T254" style:family="text">
      <style:text-properties style:font-name="Times New Roman" officeooo:rsid="0026097b"/>
    </style:style>
    <style:style style:name="T255" style:family="text">
      <style:text-properties style:font-name="Times New Roman" officeooo:rsid="00bfc0d6"/>
    </style:style>
    <style:style style:name="T256" style:family="text">
      <style:text-properties style:font-name="Times New Roman" officeooo:rsid="00ce0c60"/>
    </style:style>
    <style:style style:name="T257" style:family="text">
      <style:text-properties style:font-name="Times New Roman" officeooo:rsid="00cd4e9a"/>
    </style:style>
    <style:style style:name="T258" style:family="text">
      <style:text-properties officeooo:rsid="010992cf"/>
    </style:style>
    <style:style style:name="T259" style:family="text">
      <style:text-properties officeooo:rsid="0109d4ef"/>
    </style:style>
    <style:style style:name="T260" style:family="text">
      <style:text-properties fo:font-size="14pt" fo:language="en" fo:country="US" fo:font-weight="bold" officeooo:rsid="00047778" style:font-size-asian="14pt" style:font-weight-asian="bold" style:font-size-complex="14pt" style:font-weight-complex="bold"/>
    </style:style>
    <style:style style:name="T261" style:family="text">
      <style:text-properties officeooo:rsid="0113b59c"/>
    </style:style>
    <style:style style:name="T262"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16"/>
      <text:p text:style-name="P16"/>
      <text:p text:style-name="P16"/>
      <text:p text:style-name="P16"/>
      <text:p text:style-name="P16"/>
      <text:p text:style-name="P16"/>
      <text:p text:style-name="P17">Reproductive success in Sable Island horse<text:span text:style-name="T182">s</text:span></text:p>
      <text:p text:style-name="P18">Rebecca Robertson</text:p>
      <text:p text:style-name="P18">A00338736</text:p>
      <text:p text:style-name="P18"/>
      <text:p text:style-name="P16"/>
      <text:p text:style-name="P16"/>
      <text:p text:style-name="P16"/>
      <text:p text:style-name="P16"/>
      <text:p text:style-name="P16"/>
      <text:p text:style-name="P16"/>
      <text:p text:style-name="P16"/>
      <text:p text:style-name="P16"/>
      <text:p text:style-name="P16"/>
      <text:p text:style-name="P16"/>
      <text:p text:style-name="P90">Introduction</text:p>
      <text:p text:style-name="P19"/>
      <text:p text:style-name="P20"><text:tab/><text:span text:style-name="T114">The use of genetic analyses alongside traditional field methods when studying reproductive strategies has become common. Using both methods gives greater insight into mating systems than either alone </text:span><text:span text:style-name="T7">MORE HERE</text:span><text:span text:style-name="T114">. This combination has led to a better understanding of reproductive success in animals and greater accuracy when assigning paternity. Genetic analyses often challenge existing hypothesis on the mating strategy of a species rather than build upon them; what is assumed to be the mating system of a species does not always reflect the actions of the individuals within that species (Hughes 1998).</text:span><text:span text:style-name="T79"> </text:span><text:span text:style-name="T88">O</text:span><text:span text:style-name="T81">bserving all copulations of individual </text:span><text:span text:style-name="T104">can be</text:span><text:span text:style-name="T81"> a near impossible task; </text:span><text:span text:style-name="T92">matings that occur outside of cohorts, at night or not on land can all present issues and lead to inaccuracies when assigning individual paternities </text:span><text:span text:style-name="T104">and describing reproductive strategies</text:span><text:span text:style-name="T81">. </text:span><text:span text:style-name="T87">P</text:span><text:span text:style-name="T81">ost-copulatory mating strategies, </text:span><text:span text:style-name="T104">such as sperm competition,</text:span><text:span text:style-name="T81"> co</text:span><text:span text:style-name="T87">mp</text:span><text:span text:style-name="T81">ound the issue f</text:span><text:span text:style-name="T105">u</text:span><text:span text:style-name="T81">rther </text:span><text:span text:style-name="T87">as they </text:span><text:span text:style-name="T104">occur within the female </text:span><text:span text:style-name="T87">are not directly observable </text:span><text:span text:style-name="T82">(Preston </text:span><text:span text:style-name="T66">et al.</text:span><text:span text:style-name="T82"> 2002). </text:span><text:span text:style-name="T10">Fix this hunk of crap will ya?</text:span></text:p>
      <text:p text:style-name="P7"/>
      <text:p text:style-name="P8">Field <text:span text:style-name="T167">and</text:span> Molecular Data</text:p>
      <text:p text:style-name="P47"><text:span text:style-name="T118"><text:tab/></text:span><text:span text:style-name="T126">While observational studies may provide an accurate assessment of paternity in some species it is not sufficient to fully explain the mating systems of others. In Soay sheep, </text:span><text:span text:style-name="T12">Ovis aries,</text:span><text:span text:style-name="T126"> less than a third of those males seen in consort with an ewe were found to be the sire of her offspring when paternity was tested through molecular means. Although those males seen in consort were still significantly more likely to the be the sire than a randomly chosen male it illustrates the deficiencies in relying on observations alone (Coltman </text:span><text:span text:style-name="T119">et al.</text:span><text:span text:style-name="T126"> 1999). </text:span><text:span text:style-name="T145">This is seen in other species such as seals </text:span><text:span text:style-name="T126">(Worthington Wilmer 1999; Coltman </text:span><text:span text:style-name="T119">et al. </text:span><text:span text:style-name="T126">1998 </text:span><text:span text:style-name="T145">), for example, due to fact that some of their activity occurs under water. </text:span><text:span text:style-name="T22">Observing </text:span><text:span text:style-name="T35">copulations</text:span><text:span text:style-name="T23"> that occur outside of consorts </text:span><text:span text:style-name="T24">can often be difficult except </text:span><text:soft-page-break/><text:span text:style-name="T24">by means of continual observation of an </text:span><text:span text:style-name="T25">individual </text:span><text:span text:style-name="T35">and even then if a female were to mate multiple times no conclusive determination of paternity can be reached</text:span><text:span text:style-name="T24">. </text:span><text:span text:style-name="T26">Where </text:span><text:span text:style-name="T35">continual observation </text:span><text:span text:style-name="T37">of individuals</text:span><text:span text:style-name="T26"> is often not feasible or even possible the use of molecular means becomes essential.</text:span><text:span text:style-name="T126"> </text:span></text:p>
      <text:p text:style-name="P27"/>
      <text:p text:style-name="P48"><text:span text:style-name="T126"><text:tab/>The study of Soay sheep also exemplifies the importance of sperm competition as a factor in reproductive success; the size of their testes and number of sperm have been shown to impact the number of offspring sired (Preston </text:span><text:span text:style-name="T119">et al.</text:span><text:span text:style-name="T126"> 2002). </text:span><text:span text:style-name="T137">The importance of sperm competition was first examined in insect models and is important when multiple males are mating with the same female and thus multiple sperm competing for the same ova (Parker 1970). </text:span><text:span text:style-name="T138"><text:s/></text:span><text:span text:style-name="T139">Those species which exhibit promiscuity put more energy into sperm competition than those who remain monogamous due to the increased likelihood of multiple males mating with the same female (Simmons &amp; Fitzpatrick 2012), resulting in traits such as larger testis</text:span><text:span text:style-name="T126"> </text:span><text:span text:style-name="T139">and thus more sperm producing seminiferous tissue </text:span><text:span text:style-name="T126">(Preston </text:span><text:span text:style-name="T119">et al.</text:span><text:span text:style-name="T126"> 2002; </text:span><text:span text:style-name="T140">Lüpold </text:span><text:span text:style-name="T122">et al.</text:span><text:span text:style-name="T139"> 2009). This morphological </text:span><text:span text:style-name="T142">adaptation</text:span><text:span text:style-name="T139"> as well as </text:span><text:span text:style-name="T142">other changes to the male reproductive system</text:span><text:span text:style-name="T139"> </text:span><text:span text:style-name="T143">and reproductive strategies </text:span><text:span text:style-name="T139">among </text:span><text:span text:style-name="T142">those</text:span><text:span text:style-name="T139"> animals </text:span><text:span text:style-name="T142">that are subject to sperm competition </text:span><text:span text:style-name="T139">has been seen not only in the Soay sheep but </text:span><text:span text:style-name="T143">a variety of animals including </text:span><text:span text:style-name="T139">house mice (Firman &amp; Simmons 2008), </text:span><text:span text:style-name="T141">fruit flies (Moatt</text:span><text:span text:style-name="T123"> et al.</text:span><text:span text:style-name="T141"> 2014), </text:span><text:span text:style-name="T142">Monarch butterflies (Solensky and Oberhauser 2009), </text:span><text:span text:style-name="T143">fish (Smith </text:span><text:span text:style-name="T125">et al.</text:span><text:span text:style-name="T143"> 2009)</text:span><text:span text:style-name="T141"> </text:span><text:span text:style-name="T143">and </text:span><text:span text:style-name="T142">primates, </text:span><text:span text:style-name="T143">including humans </text:span><text:span text:style-name="T142">(Harcourt </text:span><text:span text:style-name="T124">et al.</text:span><text:span text:style-name="T142"> 1981).</text:span><text:span text:style-name="T4"> </text:span><text:span text:style-name="T126">Post-copulatory mechanisms of sexual selection and their success can not be measured through behavioral observations alone as they occur within the female's reproductive tract and must be examined through other means.</text:span><text:span text:style-name="T22"> </text:span></text:p>
      <text:p text:style-name="P9"/>
      <text:p text:style-name="P94"><text:span text:style-name="T22"><text:tab/></text:span><text:span text:style-name="T26">The inaccuracies involved with relying on observation and previously existing paradigm</text:span><text:span text:style-name="T117">s for analyses of reproductive success do not solely apply to the Soay sheep . Other species whose matin</text:span><text:span text:style-name="T126">g systems are not accurately described through observation of copulation frequency and social mating </text:span><text:soft-page-break/><text:span text:style-name="T126">system include the North Atlantic right whale, </text:span><text:span text:style-name="T12">Eubalaena glacialis,</text:span><text:span text:style-name="T126"> (Frasier</text:span><text:span text:style-name="T119"> et al.</text:span><text:span text:style-name="T126"> 2007); grey seal, </text:span><text:span text:style-name="T12">Halichoerus grypus</text:span>,<text:span text:style-name="T126"> (Worthington Wilmer 1999) and harbour seal, </text:span><text:span text:style-name="T12">Phoca vitulina</text:span>,<text:span text:style-name="T126"> (Coltman </text:span><text:span text:style-name="T119">et al. </text:span><text:span text:style-name="T126">1998) due to the inherent difficulties in observing aquatic behaviours as well as the white-tailed deer (DeYoung </text:span><text:span text:style-name="T119">et al. </text:span><text:span text:style-name="T126">2009), and red winged blackbird, </text:span><text:span text:style-name="T12">Agelaius phoeniceus</text:span>,<text:span text:style-name="T126"> (Gibbs </text:span><text:span text:style-name="T119">et al. </text:span><text:span text:style-name="T126">1990).</text:span><text:span text:style-name="T133"> </text:span><text:span text:style-name="T126">Conversely, the parentage of red deer (Pemberton </text:span><text:span text:style-name="T120">et al.</text:span><text:span text:style-name="T127"> 1992), lions (Gilbert</text:span><text:span text:style-name="T120"> et al.</text:span><text:span text:style-name="T127"> 1991) and black vultures (Decker</text:span><text:span text:style-name="T128"> </text:span><text:span text:style-name="T120">et al. </text:span><text:span text:style-name="T127">1993) often have </text:span><text:span text:style-name="T129">nearly</text:span><text:span text:style-name="T127"> identical social and genetic mating systems </text:span><text:span text:style-name="T130">with little </text:span><text:span text:style-name="T131">infidelity. <text:s/></text:span><text:span text:style-name="T42">There are benefits to </text:span><text:span text:style-name="T47">infidelity and</text:span><text:span text:style-name="T42"> </text:span><text:span text:style-name="T45">extra-pair matings for female</text:span><text:span text:style-name="T46">s in the form of increased fitness of their offspring, </text:span><text:span text:style-name="T47">particularly if the male she is paired with is genetically similar due to social restrictions on mate choice (Blomqvist 2002) or a male of relative poor quality (P</text:span><text:span text:style-name="T57">e</text:span><text:span text:style-name="T47">trie and Kempenaers 1998; </text:span><text:span text:style-name="T57">Brown 1997</text:span><text:span text:style-name="T47">). </text:span></text:p>
      <text:p text:style-name="P94"/>
      <text:p text:style-name="P94"><text:span text:style-name="T47"><text:tab/></text:span><text:span text:style-name="T54">The amount of </text:span><text:span text:style-name="T55">extra-pair mating that occurs can be estimated </text:span><text:span text:style-name="T56">through looking at the costs </text:span><text:span text:style-name="T57">and benefits of infidelity to the female. Apart from increasing the genetic diversity of offspring, extra pair mating may reduce the cost of mate loss </text:span><text:span text:style-name="T58">and temporary partner infertility </text:span><text:span text:style-name="T59">in species with high mating frequencies </text:span><text:span text:style-name="T57">(Petrie and Kempenaers 1998) </text:span><text:span text:style-name="T59">as well as reducing the risk of </text:span><text:span text:style-name="T60">male coercion,</text:span><text:span text:style-name="T59"> infanticide and male harassment (Clutton-Brock &amp; Parker, 1995) <text:s/>and increasing male parental investment and </text:span><text:span text:style-name="T61">access to resources held by males (Jennions and Petrie 2000). </text:span><text:span text:style-name="T6">COSTS</text:span></text:p>
      <text:p text:style-name="P91"/>
      <text:p text:style-name="P92"><text:span text:style-name="T47"><text:tab/>Females who breed with multiple males often have </text:span><text:span text:style-name="T52">better quality </text:span><text:span text:style-name="T47">offspring. </text:span><text:span text:style-name="T52">The offspring of promiscuous females often have better survival rates, disease resistance and growth rate</text:span><text:span text:style-name="T47"> </text:span><text:span text:style-name="T52">(Brown 1997; <text:s/></text:span><text:span text:style-name="T48">Tregenz</text:span><text:span text:style-name="T52">a</text:span><text:span text:style-name="T48"> and Wedell 2002</text:span><text:span text:style-name="T52">) than the offspring of less promiscuous females.</text:span><text:span text:style-name="T47"> </text:span><text:span text:style-name="T52">They also </text:span><text:span text:style-name="T47">avoid some of the negative effects of inbreeding </text:span><text:span text:style-name="T48">in cases where one of the males were related</text:span><text:span text:style-name="T50">,</text:span><text:span text:style-name="T48"> likely due to differential fertilization in favor of unrelated males (Tregenz</text:span><text:span text:style-name="T52">a</text:span><text:span text:style-name="T48"> and Wedell 2002; </text:span><text:span text:style-name="T52">Gasparini and Pilastro 2011</text:span><text:span text:style-name="T48">). </text:span><text:span text:style-name="T49">Avoiding inbreeding increases fitness </text:span><text:span text:style-name="T51">in offspring as it increases heterozygosity </text:span><text:span text:style-name="T53">and</text:span><text:span text:style-name="T51"> </text:span><text:span text:style-name="T52">avoid</text:span><text:span text:style-name="T53">s</text:span><text:span text:style-name="T52"> the </text:span><text:soft-page-break/><text:span text:style-name="T52">expression of deleterious recessive alleles, </text:span><text:span text:style-name="T53">one of the major causes of inbreeding depression</text:span><text:span text:style-name="T52"> (Charlesworth and Charlesworth 1999). <text:s/></text:span><text:span text:style-name="T5">yup yup yup finish this</text:span></text:p>
      <text:p text:style-name="P91"/>
      <text:p text:style-name="P95"><text:span text:style-name="T52"/></text:p>
      <text:p text:style-name="P49"/>
      <text:p text:style-name="P28">Horses</text:p>
      <text:p text:style-name="P6"><text:span text:style-name="T220"><text:tab/>There are s</text:span><text:span text:style-name="T221">even extant equids </text:span><text:span text:style-name="T220">of which </text:span><text:span text:style-name="T221">horses exist as one of two subspecies of </text:span><text:span text:style-name="T222">Equus ferus</text:span><text:span text:style-name="T227">. There are two </text:span><text:span text:style-name="T228">categories of</text:span><text:span text:style-name="T227"> </text:span><text:span text:style-name="T228">social system within the genus; </text:span><text:span text:style-name="T229">one being those</text:span><text:span text:style-name="T228"> that form no permanent associations </text:span><text:span text:style-name="T230">with</text:span><text:span text:style-name="T229"> males </text:span><text:span text:style-name="T230">that </text:span><text:span text:style-name="T229">are territorial. </text:span><text:span text:style-name="T231">This</text:span><text:span text:style-name="T228"> include</text:span><text:span text:style-name="T231">s</text:span><text:span text:style-name="T228"> </text:span><text:span text:style-name="T232">the African wild ass</text:span><text:span text:style-name="T229">, </text:span><text:span text:style-name="T223">Equus africanus;</text:span><text:span text:style-name="T229"> Gre</text:span><text:span text:style-name="T232">yv</text:span><text:span text:style-name="T229">'s zebra, </text:span><text:span text:style-name="T224">Equus grevyi</text:span><text:span text:style-name="T232">; and onager, </text:span><text:span text:style-name="Emphasis"><text:span text:style-name="T218">Equus hemionus </text:span></text:span><text:span text:style-name="Emphasis"><text:span text:style-name="T233">(Klingel, 1975</text:span></text:span><text:span text:style-name="Emphasis"><text:span text:style-name="T234">)</text:span></text:span><text:span text:style-name="Emphasis"><text:span text:style-name="T232">. Equids that form </text:span></text:span><text:span text:style-name="Emphasis"><text:span text:style-name="T230">cohorts that last multiple breeding seasons</text:span></text:span><text:span text:style-name="Emphasis"><text:span text:style-name="T232">, </text:span></text:span><text:span text:style-name="Emphasis"><text:span text:style-name="T231">usually</text:span></text:span><text:span text:style-name="Emphasis"><text:span text:style-name="T232"> in the form of </text:span></text:span><text:span text:style-name="Emphasis"><text:span text:style-name="T230">polygynous groups refered to as </text:span></text:span><text:span text:style-name="Emphasis"><text:span text:style-name="T232">harems, and </text:span></text:span><text:span text:style-name="Emphasis"><text:span text:style-name="T231">are non territorial include the mountain zebra, </text:span></text:span><text:span text:style-name="Emphasis"><text:span text:style-name="T225">Equus zebra</text:span></text:span><text:span text:style-name="Emphasis"><text:span text:style-name="T231">; plains zebra, </text:span></text:span><text:span text:style-name="Emphasis"><text:span text:style-name="T225">Equus quagga</text:span></text:span><text:span text:style-name="Emphasis"><text:span text:style-name="T231">; </text:span></text:span><text:span text:style-name="Emphasis"><text:span text:style-name="T109"><text:s/></text:span></text:span><text:span text:style-name="Emphasis"><text:span text:style-name="T111">Przewalski's horse, </text:span></text:span><text:span text:style-name="Emphasis"><text:span text:style-name="T110">Equus ferus przewalskii</text:span></text:span><text:span text:style-name="Emphasis"><text:span text:style-name="T113">;</text:span></text:span><text:span text:style-name="Emphasis"><text:span text:style-name="T112"> </text:span></text:span><text:span text:style-name="Emphasis"><text:span text:style-name="T111">and the </text:span></text:span><text:span text:style-name="T235">horse, </text:span><text:span text:style-name="T226">Equus ferus caballus </text:span><text:span text:style-name="T233">(Klingel, 1975)</text:span><text:span text:style-name="T226">.</text:span><text:span text:style-name="T236"> </text:span></text:p>
      <text:p text:style-name="P31"><text:tab/></text:p>
      <text:p text:style-name="P50"><text:span text:style-name="T147"><text:tab/>Although often considered in a domestic context, </text:span><text:span text:style-name="T146">horses once existed as wild animals </text:span><text:span text:style-name="T148">across North America and Europe </text:span><text:span text:style-name="T146">and now exist as both domestic and feral populations</text:span><text:span text:style-name="T149">. <text:s/></text:span><text:span text:style-name="T150">Horses</text:span><text:span text:style-name="T147"> </text:span><text:span text:style-name="T150">are polygynous animals that form stable bands with one or two band stallions </text:span><text:span text:style-name="T132">and a harem of one or more mares, forming the basis of their reproductive unit (McCort 1977)</text:span><text:span text:style-name="T150">. Those males that are not a part of a band often form less stable bachelor groups </text:span><text:span text:style-name="T132">after being forced out of their family group </text:span><text:span text:style-name="T151">after reaching maturity </text:span><text:span text:style-name="T132">or ousted from their position in a band </text:span><text:span text:style-name="T134">or simply exist as solitary animals in the case of some older males</text:span><text:span text:style-name="T132">. </text:span><text:span text:style-name="T145">They may be ousted from their position</text:span><text:span text:style-name="T132"> </text:span><text:span text:style-name="T144">by another male</text:span><text:span text:style-name="T134"> </text:span><text:span text:style-name="T132">(McCort 1977) </text:span><text:span text:style-name="T145">as b</text:span><text:span text:style-name="T144">achelor males will attempt to steal females or entire harems from band stallions in an attempt to increase their reproductive success </text:span><text:span text:style-name="T32">(Feist and </text:span><text:span text:style-name="T33">McCullough </text:span><text:span text:style-name="T32">1975</text:span><text:span text:style-name="T41">).</text:span></text:p>
      <text:p text:style-name="P12"/>
      <text:p text:style-name="P49"><text:soft-page-break/><text:span text:style-name="T132"><text:tab/>Most males may not successfully reproduce during their li</text:span><text:span text:style-name="T134">fetimes</text:span><text:span text:style-name="T132"> except by means of sneak copulation</text:span><text:span text:style-name="T27">s. </text:span><text:span text:style-name="T41">This is</text:span><text:span text:style-name="T132"> due to the unequal sex ratios </text:span><text:span text:style-name="T134">inherent in </text:span><text:span text:style-name="T144">a polygynous group </text:span><text:span text:style-name="T134">and </text:span><text:span text:style-name="T144">the relatively</text:span><text:span text:style-name="T134"> stable composition of horse bands, </text:span><text:span text:style-name="T144">leading to unequal access to females</text:span><text:span text:style-name="T27">.</text:span><text:span text:style-name="T157"> </text:span><text:span text:style-name="T28">Accessing mares from </text:span><text:span text:style-name="T29">another stallion's harem</text:span><text:span text:style-name="T28"> may prove a difficult task </text:span><text:span text:style-name="T29">as many attempts result in aggressive encounters between males, </text:span><text:span text:style-name="T36">ranging from threat displays to actual fighting.</text:span><text:span text:style-name="T30"> </text:span><text:span text:style-name="T41">I</text:span><text:span text:style-name="T30">nteraction between a stallion's harem and a </text:span><text:span text:style-name="T31">bachelor band</text:span><text:span text:style-name="T32"> </text:span><text:span text:style-name="T38">will </text:span><text:span text:style-name="T41">often</text:span><text:span text:style-name="T38"> result in an aggressive response from the band stallion, however actual fighting usually results from the approach of a solitary male </text:span><text:span text:style-name="T32">(Feist and </text:span><text:span text:style-name="T33">McCullough </text:span><text:span text:style-name="T32">1975;</text:span><text:span text:style-name="T31"> McCort 1977). </text:span><text:span text:style-name="T34">This aggressive defense </text:span><text:span text:style-name="T35">of the harem by</text:span><text:span text:style-name="T34"> the stallion may discourage infidelity by driving off outside males </text:span><text:span text:style-name="T38">and making it difficult for them to reproduce</text:span><text:span text:style-name="T34">. </text:span></text:p>
      <text:p text:style-name="P10"/>
      <text:p text:style-name="P32"><text:tab/><text:span text:style-name="T159">Field</text:span> studies on feral horses have concluded that mares <text:span text:style-name="T181">most often </text:span>breed with the<text:span text:style-name="T181">ir </text:span>band stallions (Feist and <text:span text:style-name="T116">McCullough </text:span>1975; <text:span text:style-name="T158">Rubenstein 1981) however matings with stallions outside of the 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observational studies have all found consistently high fidelity to band stallions and suggest, at least based on observations, that the offspring born within the band most likely belong to those stallions. </text:span></text:p>
      <text:p text:style-name="P33"/>
      <text:p text:style-name="P34"><text:tab/>Paternity analyses combining both molecular and traditional field methods have found that mares have a relatively high fidelity to the band stallions. <text:span text:style-name="T156">A paternity analyses using blood typing on the feral horses of Misaki, Japan found that 85% (n=99) of foals born were the offspring of the band stallion (Kaseda and Khalil 1996). Paternity analysis using blood type has been since replaced with more accurate means such as genotyping. Paternity cannot be proved using blood typing, however </text:span><text:soft-page-break/><text:span text:style-name="T156">accuracy between 96-98% has been shown in recognizing incorrect paternity in some horse breeds (Bowling 1985) making the chances of incorrectly assigning paternity low although not foolproof. </text:span><text:span text:style-name="T8">ANOTHER ONE OF THESE IS BLOOD TYPING, FIGURE IT OUT</text:span><text:span text:style-name="T156"> An analysis of Great Basin feral horses found that 70% (n=80, excluding those who had recently been disturbed by human activity) of foals born were the offspring of the stallions in their band (Bowling and Touchberry 1990). </text:span><text:span text:style-name="T3"><text:s/></text:span><text:span text:style-name="T64">Gr</text:span><text:span text:style-name="T67">a</text:span><text:span text:style-name="T64">y </text:span><text:span text:style-name="T65">et al.</text:span><text:span text:style-name="T64"> (2011) had found that only 57% (n=51) of </text:span><text:span text:style-name="T69">offspring in</text:span><text:span text:style-name="T64"> a band </text:span><text:span text:style-name="T70">belonged to the band stallion, although this may be the result of human interference as the study was </text:span><text:span text:style-name="T71">preceded</text:span><text:span text:style-name="T70"> by a roundup of all </text:span><text:span text:style-name="T71">the horses studied and it is unknown whether the horses returned to the </text:span><text:span text:style-name="T72">bands they originated from. The next year of study 5/6 offspring </text:span><text:span text:style-name="T73">were that of the band stallion, suggesting that the roundup may have been a factor in the apparent low fidelity in the first year of study. </text:span><text:span text:style-name="T80"><text:s/>These studies would suggest </text:span><text:span text:style-name="T91">fidelity in horses, </text:span><text:span text:style-name="T94">while fairly high,</text:span><text:span text:style-name="T91"> is lower than what is predicted by observational study alone.</text:span></text:p>
      <text:p text:style-name="P11"/>
      <text:p text:style-name="P35"><text:span text:style-name="T63"><text:tab/>There has been speculation that </text:span><text:span text:style-name="T77">male aggression and infanticide involving unrelated foals </text:span><text:span text:style-name="T63">could play a role in the often high fidelity seen in horses. </text:span><text:span text:style-name="T98">It benefits a male animal to commit infanticide if the probability that the offspring is his is low, the mother may be fertilized earlier than if </text:span><text:span text:style-name="T106">that offspring</text:span><text:span text:style-name="T98"> had lived </text:span><text:span text:style-name="T99">and the probability that he sires her next offspring is increased (Van Schaik 2000). </text:span><text:span text:style-name="T101"><text:s/>I</text:span><text:span text:style-name="T100">n order to prevent the death of her foal under these circumstances it would be in the interest of the female to mate with the male she is in cohort with.</text:span><text:span text:style-name="T99"> <text:s/></text:span><text:span text:style-name="T101">Females invest heavily in their offspring and cannot mate as frequently as males due to the gestation period (Andersson 1994) </text:span><text:span text:style-name="T102">and it is thus in the interest of their reproductive success to pr</text:span><text:span text:style-name="T103">event the death of those offspring</text:span><text:span text:style-name="T101">. </text:span></text:p>
      <text:p text:style-name="P35"/>
      <text:p text:style-name="P35"><text:span text:style-name="T101"><text:tab/></text:span><text:span text:style-name="T76">I</text:span><text:span text:style-name="T91">nfanticide</text:span><text:span text:style-name="T63"> has been reported in all extant Equids </text:span><text:span text:style-name="T74">including horses </text:span><text:span text:style-name="T63">(</text:span><text:span text:style-name="T74">Gray et al. 2011) </text:span><text:span text:style-name="T91">and those possessing a similar mating system such as the </text:span><text:span text:style-name="T76">Przewalski’s horse (Feh &amp; Munkhtuya 2008),</text:span><text:span text:style-name="T74"> plains zebra (</text:span><text:span text:style-name="T75">Pluháček </text:span><text:span text:style-name="T74">2000) </text:span><text:span text:style-name="T86">and</text:span><text:span text:style-name="T74"> </text:span><text:span text:style-name="T76">mountain zebr</text:span><text:span text:style-name="T86">a</text:span><text:span text:style-name="T76"> (Pen</text:span><text:span text:style-name="T78">z</text:span><text:span text:style-name="T76">horn 1984). D</text:span><text:span text:style-name="T63">espite these findings infanticide has </text:span><text:soft-page-break/><text:span text:style-name="T63">rarely been reported in free-living populations </text:span><text:span text:style-name="T90">that ha</text:span><text:span text:style-name="T91">ve not experienced human interference</text:span><text:span text:style-name="T90"> </text:span><text:span text:style-name="T63">(Feist and McCullough 1976; </text:span><text:span text:style-name="T76">Feh &amp; Munkhtuya 2008</text:span><text:span text:style-name="T63">). </text:span><text:span text:style-name="T67">On</text:span><text:span text:style-name="T93">ly one</text:span><text:span text:style-name="T67"> attempt </text:span><text:span text:style-name="T93">has been</text:span><text:span text:style-name="T67"> recorded; </text:span><text:span text:style-name="T93">it occurred in</text:span><text:span text:style-name="T67"> the Virgina Mountain range </text:span><text:span text:style-name="T91">in</text:span><text:span text:style-name="T67"> Nevada </text:span><text:span text:style-name="T93">when</text:span><text:span text:style-name="T67"> a stallion <text:s/></text:span><text:span text:style-name="T93">attacked a foal he did not sire in what appeared to be an attempt to kill it</text:span><text:span text:style-name="T68"> </text:span><text:span text:style-name="T67">(Gray 2009). </text:span><text:span text:style-name="T91">T</text:span><text:span text:style-name="T67">his </text:span><text:span text:style-name="T91">however</text:span><text:span text:style-name="T67"> is the only observed incident in a population not influenced by human interference </text:span><text:span text:style-name="T78">despite extensive study and observation</text:span><text:span text:style-name="T67">. </text:span></text:p>
      <text:p text:style-name="P21"/>
      <text:p text:style-name="P21"/>
      <text:p text:style-name="P28">Sable Island Horses</text:p>
      <text:p text:style-name="P22"><text:tab/>The Sable Island <text:span text:style-name="T178">horse</text:span>s are a small group of feral horses residing on a crescent-shaped sand bar <text:span text:style-name="T115">160 kilometers</text:span> off the eastern coast of Nova Scotia <text:span text:style-name="T155">(Parks Canada 2012)</text:span>. Their population generally numbers between 150 and 400 <text:span text:style-name="T1">individuals (Lucas et al. 1991). A study by Plante, </text:span><text:span text:style-name="T13">et al</text:span><text:span text:style-name="T1"> (2007) on their </text:span><text:span text:style-name="T21">genetic diversity a</text:span><text:span text:style-name="T1">s compared to 15 Canadian breeds and 5 Spanish breeds discounted the popular theory that they arrived on the island from shipwrecked Spanish ships. Instead it was found that they were more closely related to breeds commonly found in eastern Canada, supporting the idea that they originated from horses originally belonging to Acadian settlers who were forced to abandon them after the 1755 expulsion (Lucas </text:span><text:span text:style-name="T13">et al.</text:span><text:span text:style-name="T1"> 2009). <text:s/>Sixty horses were transported to the island along with other livestock in a failed attempt to start a settlement and new horses had been introduced up until the mid-1900s (Lucas 2011). The resulting isolation has lead to a genetic divergence from other horse breeds (Lucas </text:span><text:span text:style-name="T13">et al.</text:span><text:span text:style-name="T1"> 2009). </text:span><text:span text:style-name="T9">GET THE CHRISTIE BOOK FROM DAL</text:span></text:p>
      <text:p text:style-name="P23"/>
      <text:p text:style-name="P24"><text:span text:style-name="T1"><text:tab/>Despite being non-territorial the horses remain within their home ranges and do little exploration outside of that done by bachelors and avoid encounters with other bands. There is some overlap in home ranges of bands, however, as their distribution is influenced by the presence of resources such as water, vegetation and shelter (Welsh 1977). They exhibit the same mating systems as </text:span><text:soft-page-break/><text:span text:style-name="T1">other feral horse populations, forming bands of males with harems totaling 2-10 horses, averaging 5 individuals. Most observed matings have been between band stallions and the females within his harem (Welsh 1977). Those males without harems form bachelor bands and occasionally solitary males are seen. Bands stallion will drive off bachelor males that approach his harem, although if that male </text:span><text:span text:style-name="T83">had previously been a part of the harem as a juvenile he may be accepted as a subordinate stallion. </text:span><text:span text:style-name="T1">(Plante </text:span><text:span text:style-name="T13">et al.</text:span><text:span text:style-name="T1"> 2007; Welsh 1977). <text:s/></text:span></text:p>
      <text:p text:style-name="P23"/>
      <text:p text:style-name="P51"><text:span text:style-name="T135"><text:tab/>In 1960 the Sable Island horses were given protection under the Sable Island Regulations of the Canadian Shipping Act. </text:span><text:span text:style-name="T117">Since then, no domestic horses have been introduced to the island and </text:span><text:span text:style-name="T179">all stud</text:span><text:span text:style-name="T117">ies have had to be non-invasive. These horses provide a unique oppor</text:span><text:span text:style-name="T135">tunity to study an isolated population of horses and their mating behaviour free of human interference and the introduction of new individuals. Most other feral horse populations have experienced some level of interference or management including parasite treatment, veterinary care (Kaseda and Khalil 1996), culling ( Bowling and Touchberry 1990) and immunocontraception (Madosky </text:span><text:span text:style-name="T121">et al</text:span><text:span text:style-name="T135">. 2010) making Sable Island horses unique in this regard. Sampling methods in other populations have often been invasive or disruptive, involving round-ups to take blood samples to be used in molecular analyses (Kaseda and Khalil 1996; Gray 2011; Bowling and Touchberry 1990). All samples from Sable Island were taken from already deceased individuals which avoids some of the issues such as band disruption that have potentially occurred in other studied populations as a result of round-ups.</text:span></text:p>
      <text:p text:style-name="P36"/>
      <text:p text:style-name="P26"><text:span text:style-name="T1"><text:tab/>In addition to their divergence from other horse breeds the mares' late age of first reproduction and high survival rates during times of high density on the island differ from that seen in other horse populations. While the average age of first reproduction in feral female horses is 2-3 years of age no two year old females were seen foaling in a study by Constatsi </text:span><text:span text:style-name="T13">et al</text:span><text:span text:style-name="T1">. (2013).</text:span><text:span text:style-name="T9"> SURVIVAL EXAMPLE</text:span><text:span text:style-name="T1"> </text:span><text:soft-page-break/><text:span text:style-name="T1">This later foaling age and change in survival rate are typical of wild ungulates rather than domestic (Grange Duncan and Gaillard 2009). This may suggest that after approximately 50 generations of feralization on the island some of the effects of artificial selection that occurred during the domestication of their ancestral breeds have been reversed due to the pressures of natural selection (Contatsi </text:span><text:span text:style-name="T13">et al</text:span><text:span text:style-name="T1">. 2013). Fecundity is often selected for in mares by breeders and is likely the cause of the earlier age of reproduction in domesticated ungulates than their wild counterparts (Grange, Duncan and Gaillard 2009). The loss of the horses would result in a loss of inter-breed genetic diversity due to the large genetic distance from their ancestral breeds despite the low diversity within the population itself (Plante </text:span><text:span text:style-name="T13">et al.</text:span><text:span text:style-name="T1"> 2007), however the importance of conserving the Sable Island horses remains up for debate. T</text:span><text:span text:style-name="T84">hey represent a unique population and a</text:span><text:span text:style-name="T87">re</text:span><text:span text:style-name="T84"> potentially useful </text:span><text:span text:style-name="T85">in terms of study </text:span><text:span text:style-name="T96">due to their isolation and the lack of human interference on the island </text:span><text:span text:style-name="T108">and may exhibit a better representation of natural horse behaviour than other populations</text:span><text:span text:style-name="T85">. </text:span><text:span text:style-name="T93">Despite their long residency on the island they are not native and instead are an introduced species</text:span><text:span text:style-name="T87">.</text:span><text:span text:style-name="T85"> </text:span><text:span text:style-name="T87">F</text:span><text:span text:style-name="T85">eral horses are often considered nuisance animals due to negative effects on native flora and fauna (Madosky 2010) </text:span><text:span text:style-name="T97">although in some </text:span><text:span text:style-name="T104">instances they have been observed to increase the amount of nitrogen cycling in their environment and lead to an increase in nitrogen in plants </text:span><text:span text:style-name="T107">due to their grazing activity</text:span><text:span text:style-name="T104"> (Singer and Schoenecker 2003)</text:span><text:span text:style-name="T85">. </text:span><text:span text:style-name="T89">There is, however, a lot sentimental value placed on them and </text:span><text:span text:style-name="T95">they</text:span><text:span text:style-name="T89"> are considered </text:span><text:span text:style-name="T93">an important part of the heritage of the province</text:span><text:span text:style-name="T89"> by some. They were declared the </text:span><text:span text:style-name="T90">provincial horse of Nova Scotia in 2008 (Province of Nova Scotia 2014).</text:span></text:p>
      <text:p text:style-name="P25"/>
      <text:p text:style-name="P28">Study Objective</text:p>
      <text:p text:style-name="P51"><text:span text:style-name="T118"><text:tab/></text:span><text:span text:style-name="T117">This study aims to assess patterns of paternity in the Sable Island horses through the integration of field and molecular data, with the field data providing information on band structure, stallion residency times, and mare reproductive success; and the molecular data providing data on paternity and </text:span><text:soft-page-break/><text:span text:style-name="T117">relatedness. </text:span><text:span text:style-name="T136">T</text:span><text:span text:style-name="T117">his study aims to assess the reproductive strategies of E. ferus caballus as a sub-species thr</text:span><text:span text:style-name="T39">ough the examination of an isolated population that lacks the levels human interference seen in other </text:span><text:span text:style-name="T40">feral horse </text:span><text:span text:style-name="T39">populations. </text:span></text:p>
      <text:p text:style-name="P51"/>
      <text:p text:style-name="P107"><text:span text:style-name="T260">Materials and Methods</text:span></text:p>
      <text:p text:style-name="P37"/>
      <text:p text:style-name="P29">Sampling</text:p>
      <text:p text:style-name="P38"><text:tab/><text:span text:style-name="T201">T</text:span>issue samples <text:span text:style-name="T202">of skin and muscle</text:span> from deceased horses on Sable Island have been collected since 1987 <text:span text:style-name="T202">by a collaborator (Zoe Lucas)</text:span>. <text:span text:style-name="T201">Those used were</text:span> stored in <text:span text:style-name="T201">salt-saturated 20% DMSO solution with 0.25 M EDTA (Seutin 1991)</text:span>. The goal of this project is to analyze the patterns of reproductive success and genetic diversity in a representative cross-section of the population. In 2003 there was a particularly large die-off, with 273 carcasses found, and therefore this study is based on samples from that year. This would account for more than half of their population in any given year <text:span text:style-name="T203">as it is generally between 150-400 horses (Lucas et al. 1991).</text:span> <text:span text:style-name="T204">Given that a large portion of the population would have been sampled</text:span> <text:span text:style-name="T204">using this sample of the horses </text:span>give<text:span text:style-name="T204">s</text:span> a good <text:span text:style-name="T201">representation</text:span> of the population <text:span text:style-name="T205">at that point in time</text:span>. <text:span text:style-name="T206">This sample would also</text:span> be comp<text:span text:style-name="T207">ris</text:span>ed of horses across multiple generations <text:span text:style-name="T206">so that paternity may be assessed.</text:span></text:p>
      <text:p text:style-name="P37"/>
      <text:p text:style-name="P29">DNA Extraction and Quantification</text:p>
      <text:p text:style-name="P52"><text:span text:style-name="T152"><text:tab/></text:span><text:span text:style-name="T153">Forty</text:span><text:span text:style-name="T152"> milligrams </text:span><text:span text:style-name="T117">± </text:span><text:span text:style-name="T152">5mg of tissue were used for each extraction using skin tissue when possible. The tissue was minced finely then placed in a mortar chilled with liquid nitrogen and ground with 100</text:span><text:span text:style-name="T117">μL</text:span><text:span text:style-name="T154"> lysis buffer </text:span><text:span text:style-name="T43">(10 mM Tris, </text:span><text:span text:style-name="T44">0.1</text:span><text:span text:style-name="T43"> M NaCl, 40 mM dithiothreitol (DTT), 10 mM </text:span>thylenediaminetetraacetic acid <text:span text:style-name="T117">(</text:span><text:span text:style-name="T43">EDTA), 2% </text:span>sodium dodecyl sulfat<text:span text:style-name="T216">e (</text:span><text:span text:style-name="T43">SDS))(Budowle et al. 2000)</text:span><text:span text:style-name="T154">.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upending frequently to mix. Proteinase K was added at 0.5U per milligram of tissue (</text:span>33.3μL of <text:soft-page-break/>600U/mL<text:span text:style-name="T217">) and left at room temperature overnight. The next day an additional 33.3μL of proteinase K was added and samples were placed in a 65</text:span><text:span text:style-name="T200">ºC</text:span><text:span text:style-name="T217"> water bath for one hour then transferred to a tray of water from the water bath to cool at room temperature for one hour. One final shot of 33.3μL of proteinase K was added and samples were left at room temperature overnight.</text:span></text:p>
      <text:p text:style-name="P39"/>
      <text:p text:style-name="P39"><text:span text:style-name="T208"><text:tab/>Extraction of DNA was done using standard phenol:chloroform procedures (Sambrook and Russell 2001). Four-hundred microliters</text:span> <text:span text:style-name="T208">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209">0.1</text:span><text:span text:style-name="T184"> was added to suspend DNA. </text:span><text:span text:style-name="T185">They were placed in a 65</text:span><text:span text:style-name="T186">ºC </text:span><text:span text:style-name="T187">water bath for 5 minutes to ensure pellet was dissolved, and then stored in the freezer (-20ºC).</text:span></text:p>
      <text:p text:style-name="P14"/>
      <text:p text:style-name="P40"><text:tab/>The amount of DNA obtained was estimating using<text:span text:style-name="T212"> specrotrophotometry. A </text:span>NanoDrop 2000 <text:span text:style-name="T212">was used to process</text:span> <text:span text:style-name="T212">s</text:span>tandards of calf thymus at concentrations of 1ng/<text:span text:style-name="T213">μL, </text:span>5ng/<text:span text:style-name="T213">μL, </text:span>10ng/<text:span text:style-name="T213">μL </text:span>and 50ng/<text:span text:style-name="T213">μL</text:span> each time equipment was used to ensure accuracy of readings. <text:span text:style-name="T212">Samples were then ran, using the OD</text:span><text:span text:style-name="T210">260</text:span><text:span text:style-name="T198"> and OD</text:span><text:span text:style-name="T210">280 </text:span><text:s/><text:span text:style-name="T212">readings to assess DNA quantity and purity. <text:s/>Aliquots of samples diluted to </text:span><text:soft-page-break/>5ng/<text:span text:style-name="T213">μL were made were made based on these readings and this standardized DNA was then amplified using sexing primers </text:span><text:span text:style-name="T188">Y53-3C, Y53-3D, P1-5EZ and P2-3EZ </text:span><text:span text:style-name="T189">(Gilson et al. 1998). Samples were amplified in </text:span><text:span text:style-name="T213"><text:s/>a 15μL PCR cockt</text:span><text:span text:style-name="T190">ail</text:span><text:span text:style-name="T213"> containing 1x GoTaq® Fl</text:span><text:span text:style-name="T190">ex</text:span><text:span text:style-name="T213">i</text:span><text:span text:style-name="T191"> Buff</text:span><text:span text:style-name="T186">er </text:span><text:span text:style-name="T189">(Promega)</text:span><text:span text:style-name="T191">, </text:span><text:span text:style-name="T189">0.4mg/mL</text:span><text:span text:style-name="T213"> BSA (Invitrogen), 0.2mM</text:span><text:span text:style-name="T190"> </text:span><text:span text:style-name="T192">of each </text:span><text:span text:style-name="T189">d</text:span><text:span text:style-name="T213">NTP,</text:span><text:span text:style-name="T190"> </text:span><text:span text:style-name="T189">1.5mM</text:span><text:span text:style-name="T213"> MgCl2, 0.3mM of</text:span><text:span text:style-name="T211"> </text:span><text:span text:style-name="T188">ea</text:span><text:span text:style-name="T193">ch p</text:span><text:span text:style-name="T190">ri</text:span><text:span text:style-name="T188">mer,</text:span><text:span text:style-name="T194"> <text:s/></text:span><text:span text:style-name="T189">0.05U/</text:span><text:span text:style-name="T190">μL</text:span><text:span text:style-name="T188"> GoTaq</text:span><text:span text:style-name="T193">® DN</text:span><text:span text:style-name="T190">A p</text:span><text:span text:style-name="T191">olyme</text:span><text:span text:style-name="T186">rase, 1.65μL reac</text:span><text:span text:style-name="T188">t</text:span><text:span text:style-name="T193">ion </text:span><text:span text:style-name="T190">wa</text:span><text:span text:style-name="T193">t</text:span><text:span text:style-name="T191">er and </text:span><text:span text:style-name="T189">20ng</text:span><text:span text:style-name="T191"> DNA</text:span><text:span text:style-name="T188"> </text:span><text:span text:style-name="T195">fro</text:span><text:span text:style-name="T193">m </text:span><text:span text:style-name="T190">each sa</text:span><text:span text:style-name="T188">mple. A positive control containing 20 ng of calf thymus DNA and a negative control containing of 4μL TE0.1 was amp</text:span><text:span text:style-name="T189">lified</text:span><text:span text:style-name="T188"> each reaction as well. <text:s/>PCR cond</text:span><text:span text:style-name="T193">i</text:span><text:span text:style-name="T196">t</text:span><text:span text:style-name="T213">i</text:span><text:span text:style-name="T197">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text:span><text:span text:style-name="T189">Gels were ran at approximately 100 volts for an hour and then visualized using an ultraviolet transilluminator.</text:span></text:p>
      <text:p text:style-name="P40"/>
      <text:p text:style-name="P30"><text:span text:style-name="T199">G</text:span><text:span text:style-name="T183">enotyping</text:span></text:p>
      <text:p text:style-name="P15"><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text:span text:style-name="T215">ing</text:span> of 2 µl of a 1:80 dilution of the control DNA provided with the kit and <text:span text:style-name="T215">a negative control of</text:span> 2µl of TE0.1 <text:span text:style-name="T215">were amplified</text:span>. PCR cycling conditions consisted of: 95ºC for 10 min.; 30 cycles of 95ºC for 30 sec., 60ºC for 30 sec., and 72ºC for 1 min.; and a final extension step of 72ºC for 1 hour. All PCR amplifications were conducted on Veriti® 96-well thermal cyclers (Applied Biosystems). Amplified DNA was prepared for capillary electrophoresis by adding 2µl of PCR product to 10µl of HiDi™ formamide and 0.25µl GeneScan™ 600 LIZ® size standard <text:soft-page-break/>(Applied Biosystems). Amplified products were then size-separated and visualized on a 3500xl Genetic Analyzer (Applied Biosystems). </text:p>
      <text:p text:style-name="P15"/>
      <text:p text:style-name="P15"><text:tab/><text:span text:style-name="T2">Samples were genotyped using the GeneMarker® software (SoftGenetics, State College, PA). Briefly, scoring of the size standard for all samples was first inspected to ensure that it had been scored correctly and/or to correct any incorrectly scored peaks. Samples were then genotyped manually. Estimate of locus characteristics and variability were obtained using CERVUS ver. 3.0.6 (Kalinowski 2007), and genotypes were tested for deviations from Hardy-Weinberg equilibrium using GENEPOP v.2.2.2 (Rousset 2008). Loci were not tested for linkage, because this kit was generated based on loci that were known to not be linked.</text:span></text:p>
      <text:p text:style-name="P41"/>
      <text:p text:style-name="P52"/>
      <text:p text:style-name="P88"/>
      <text:p text:style-name="P53">References</text:p>
      <text:p text:style-name="P53"/>
      <text:p text:style-name="P54"/>
      <text:p text:style-name="P55">Andersson M (1994) Sexual selection. Princeton University Press, Princeton</text:p>
      <text:p text:style-name="P55"/>
      <text:p text:style-name="P13">Blomqvist, D. et al. Genetic similarity between mates and extra-pair parentage in three species of </text:p>
      <text:p text:style-name="P13">shorebirds. Nature 419, 613–615 (2002).</text:p>
      <text:p text:style-name="P55"/>
      <text:p text:style-name="P56">Bowling AT (1985) The use and efficacy of horse blood typing tests. <text:span text:style-name="T12">Journal of Equine Veterinary Science</text:span>. 5(4):195-199</text:p>
      <text:p text:style-name="P57"/>
      <text:p text:style-name="P58">Bowling AT, Touchberry RW (1990) Parentage of Great Basin Feral Horses. <text:span text:style-name="T12">The Journal of Wildlife Management</text:span>. 54(3):424-429</text:p>
      <text:p text:style-name="P58"/>
      <text:p text:style-name="P102">Brown JL (1997) A theory of mate choice based on heterozygosity</text:p>
      <text:p text:style-name="P58"/>
      <text:p text:style-name="P97">Budowle, B., J. Smith, T. Moretti and J. DiZinno <text:span text:style-name="T214">(</text:span>2000<text:span text:style-name="T214">)</text:span> DNA Typing Protocols: Molecular Biology and Forens<text:span text:style-name="T218">ic Analysis. Eaton Publishing, Natick, Massachusetts.</text:span></text:p>
      <text:p text:style-name="P97"/>
      <text:p text:style-name="P104"><text:span text:style-name="T258">Charlesworth B, Charlesworth D (1999) The genetic basis of inbreeding depression.</text:span><text:span text:style-name="T19"> </text:span><text:span text:style-name="T18">Genetic Research</text:span><text:span text:style-name="T259">. 74(3):329-340</text:span></text:p>
      <text:p text:style-name="P104"/>
      <text:p text:style-name="P104"><text:span text:style-name="T261">Clutton-Brock TH, Parker GA (</text:span>1995) Sexual coercion in animal societies. <text:span text:style-name="T12">Animal Behaviour</text:span> <text:span text:style-name="T261">(</text:span>49<text:span text:style-name="T261">):</text:span>1345–1365.</text:p>
      <text:p text:style-name="P57"/>
      <text:p text:style-name="P59"><text:span text:style-name="T218">Coltman DW, Bowen WD, Wright JM (1998) Male mating su</text:span>ccess in an aquatically mating pinniped, the harbour seal (Phoca vitulina), assessed by microsatellite DNA markers. <text:span text:style-name="T12">Molecular </text:span></text:p>
      <text:p text:style-name="P59"><text:span text:style-name="T12">Ecology.</text:span> 7:627–638.</text:p>
      <text:p text:style-name="P57"/>
      <text:p text:style-name="P60">Coltman DW, Bancroft DR, Robertson A, Smith JA, Clutton-Brock TH, Pemberton JM (1999) Male reproductive success in a promiscuous mammal: behavioural estimates compared with genetic paternity.<text:span text:style-name="T12"> Molecular Ecology.</text:span> 8:1199–1209.</text:p>
      <text:p text:style-name="P60"/>
      <text:p text:style-name="P57">Contatsi AL, Van Beest FM, Vander Wal E, McLoughlin PD (2013) Identifying Hidden Sinks in Growing Populations From Individual Fates and Movements: The Feral Horses of Sable Island. <text:span text:style-name="T12">The Journal of Wildlife Management</text:span>. 77(8):1545-1552.</text:p>
      <text:p text:style-name="P57"/>
      <text:p text:style-name="P61">Decker, M. D., P. G. Parker, D. J. Minchella, and K. N. Rabenold (1993) Monogamy in black vultures: genetic evidence from DNA fingerprinting.<text:span text:style-name="T12"> Behavioral Ecology.</text:span> 4:29- 35. </text:p>
      <text:p text:style-name="P57"/>
      <text:p text:style-name="P62">De Young <text:span text:style-name="T168">RW, Demarais S, Gee KL, Honeycutt RL, Hellickson MW, Gonzales RA (2009) Molectular evalulation of the white-tailed derr (</text:span><text:span text:style-name="T14">Odocoileus virginianus</text:span><text:span text:style-name="T168">) mating system. </text:span><text:span text:style-name="T14">Journal of Mammology.</text:span><text:span text:style-name="T168"> 90(40):946-952</text:span></text:p>
      <text:p text:style-name="P62"/>
      <text:p text:style-name="P86"><text:span text:style-name="T240">Firman RC, </text:span><text:span text:style-name="T218">Simmons LW </text:span><text:span text:style-name="T241">(</text:span><text:span text:style-name="Citation"><text:span text:style-name="T242">2008</text:span></text:span><text:span text:style-name="Citation"><text:span text:style-name="T243">)</text:span></text:span><text:span text:style-name="Citation"><text:span text:style-name="T218"> </text:span></text:span><text:span text:style-name="Citation"><text:span text:style-name="T242">The frequency of multiple paternity predicts variation in testes size </text:span></text:span><text:soft-page-break/><text:span text:style-name="Citation"><text:span text:style-name="T242">among island populations of house mice.</text:span></text:span><text:span text:style-name="Citation"><text:span text:style-name="T218"> </text:span></text:span><text:span text:style-name="Citation"><text:span text:style-name="T241">Evolutionary Biology. </text:span></text:span><text:span text:style-name="Citation"><text:span text:style-name="T242">21:1524–1533.</text:span></text:span></text:p>
      <text:p text:style-name="P62"/>
      <text:p text:style-name="P63">Feh C, Munkhtuya B (2008) Male infanticide and paternity analyses in a socially natural herd of </text:p>
      <text:p text:style-name="P63">Przewalski’s horses: Sexual selection? <text:span text:style-name="T12">Behavioural Processes.</text:span> 78:335–339.</text:p>
      <text:p text:style-name="P62"/>
      <text:p text:style-name="P64">Feist JD, M<text:span text:style-name="T169">c</text:span>Cullough DR (1975) Reproduction in feral horses. <text:span text:style-name="T12">Journal of Reproduction and Fertility. </text:span>23<text:span text:style-name="T170">(Suppl.)</text:span>:13.</text:p>
      <text:p text:style-name="P64"/>
      <text:p text:style-name="P65">Feist JD, McCullough DR (1976) Behavior Patterns and Communication in Feral Horses. <text:s/><text:span text:style-name="T12">Zeitschrift für Tierpsychologie</text:span><text:span text:style-name="T160">. 41: 337-371</text:span></text:p>
      <text:p text:style-name="P65"/>
      <text:p text:style-name="P99"><text:span text:style-name="T160">Frasier TR, Hamilton PK, Brown MW, Conger LA, Knowlton AR, Marx MK, Slay CK, Kraus SD, White BN (2007) Patterns of male reproductive success in a highly promiscuous whale species: the endangered north Atlantic right whale. </text:span><text:span text:style-name="T12">Molecular Ecology</text:span><text:span text:style-name="T160">. 16:5277-5293.</text:span></text:p>
      <text:p text:style-name="P99"/>
      <text:p text:style-name="P98"><text:span text:style-name="T160">Gasparini C, Pilastro A (2011) Cryptic female preference for genetically unrelated males is mediated by ovarian fluid in the guppy.</text:span><text:span text:style-name="T12"> Proceedings of the Royal Society B</text:span><text:span text:style-name="T160">. 282(1802)</text:span></text:p>
      <text:p text:style-name="P65"/>
      <text:p text:style-name="P66"><text:span text:style-name="T160">Gilbert DA, Packer C, Pusey JC, Stephens JC, O’Brien SJ (1991) Analytical DNA fingerprinting in lions: parentage, genetic diversity, and kinship.</text:span><text:span text:style-name="T12"> Journal of Heredity. </text:span><text:span text:style-name="T160">82:378 – 386.</text:span></text:p>
      <text:p text:style-name="P66"/>
      <text:p text:style-name="P67"><text:span text:style-name="T160">Gilson, A., M. Syvanen, K. Levine and J. Banks </text:span><text:span text:style-name="T165">(</text:span><text:span text:style-name="T160">1998</text:span><text:span text:style-name="T165">)</text:span><text:span text:style-name="T160"> Deer gender determination by polymerase chain reaction: validation study and application to tissues, bloodstains, and hair forensic samples from California. California Fish and Game 84:159–169.</text:span></text:p>
      <text:p text:style-name="P66"/>
      <text:p text:style-name="P68"><text:span text:style-name="T160">Grange S, Duncan P, Gaillard JM (2009) Poor horse traders: large mammals trade survival for reproduction during the process of feralization. P</text:span><text:span text:style-name="T12">roceedings of the Royal Society B</text:span><text:span text:style-name="T160">. 276:1911–1919.</text:span></text:p>
      <text:p text:style-name="P66"/>
      <text:p text:style-name="P69"><text:span text:style-name="T160">Gr</text:span><text:span text:style-name="T162">a</text:span><text:span text:style-name="T160">y </text:span><text:span text:style-name="T163">ME, </text:span><text:span text:style-name="T164">Cameron EZ, Peacock MM, Thain DS, Kirchoff VS (2012) Are low infidelity rates in feral horses due to infanticide? </text:span><text:span text:style-name="T14">Behavioral Ecology and Sociobiology.</text:span><text:span text:style-name="T164"> 66:529-537.</text:span></text:p>
      <text:p text:style-name="P69"/>
      <text:p text:style-name="P70">Gray ME (2009) An infanticide attempt by a free-roaming feral stallion (Equus caballus). <text:span text:style-name="T15">Biology Letters</text:span><text:span text:style-name="T171">.</text:span> 5:23–25</text:p>
      <text:p text:style-name="P57"/>
      <text:p text:style-name="P87"><text:span text:style-name="T180">Harcourt AH, Harvey PH, Larson SG, Short RV (1981) </text:span>Testis weight, body weight and breeding system in primates. <text:span text:style-name="T12">Nature</text:span>. 293:55–57</text:p>
      <text:p text:style-name="P71">Hughes CR (1998) Integrating molecular techniques with field methods in studies of social behavior: a revolution results. <text:span text:style-name="T12">Ecology.</text:span> 79:383–399.</text:p>
      <text:p text:style-name="P71"/>
      <text:p text:style-name="P101">Jennions MD, Petrie M (2000) Why do females mate multiply? A review of the genetic benefits. <text:span text:style-name="T12">Biological Reviews</text:span>. 75:21-64</text:p>
      <text:p text:style-name="P71"/>
      <text:p text:style-name="P103">Kalinowski ST, Taper ML, Marshall TC <text:span text:style-name="T214">(</text:span>2007<text:span text:style-name="T214">)</text:span> Revising how the computer program cervus accommodates genotyping error increases success in paternity assignment. <text:span text:style-name="T12">Molecular Ecology</text:span> 16: 1099-1106.</text:p>
      <text:p text:style-name="P57"><text:soft-page-break/></text:p>
      <text:p text:style-name="P72">Kaseda <text:span text:style-name="T168">Y, Khalil AM (1996) Harem size and reproductive success of stallions in Misaki feral horses. </text:span><text:span text:style-name="T14">Applied Animal Behaviour Science</text:span><text:span text:style-name="T168">. 47:163-173</text:span></text:p>
      <text:p text:style-name="P57"/>
      <text:p text:style-name="P42">Klingel H. (1975). Social organization and reproduction in equids. <text:span text:style-name="T16">Journal of Reproduction and Fertility.</text:span> 23(Suppl.):7-11.</text:p>
      <text:p text:style-name="P42"/>
      <text:p text:style-name="P5"><text:span text:style-name="T237">Lucas Z</text:span><text:span text:style-name="T238">L</text:span><text:span text:style-name="T237"> (2012).</text:span><text:span text:style-name="T219"> "Sable Island Horses"</text:span><text:span text:style-name="T237">. The Canadian Encyclopedia. </text:span><text:a xlink:type="simple" xlink:href="http://www.thecanadianencyclopedia.com/en/article/sable-island-horses/"><text:span text:style-name="T218">http://www.thecanadianencyclopedia.com/en/article/sable-island-horses/</text:span></text:a><text:span text:style-name="T239"> (Accessed 6 Nov. 2014)</text:span><text:span text:style-name="T237">.</text:span></text:p>
      <text:p text:style-name="P42"/>
      <text:p text:style-name="P57">Lucas ZL, McLoughlin PD, Coltman DW, Barber C (2009) Multiscale Analysis Reveals Restricted Gene Flow and a Linear Gradient in Heterozygosity for an Island Population of Feral Horses.<text:span text:style-name="T12"> Canadian Journal of Zoology</text:span>. 87:310-316.</text:p>
      <text:p text:style-name="P57"/>
      <text:p text:style-name="P73">Lucas ZL, Raeside JR, Betteridge KJ (1991) Non-invasive assessment of the incidences of pregnancy and pregnancy loss in the feral horses of Sable Island. <text:span text:style-name="T12">Journal of Reproduction and Fertility.</text:span> 44(Suppl.): 479-488.</text:p>
      <text:p text:style-name="P73"/>
      <text:p text:style-name="P86"><text:span text:style-name="T247">Lüpold S, </text:span><text:span text:style-name="T218">Linz GM, Rivers JW, Westneat DF, Birkhead TR </text:span><text:span text:style-name="T243">(</text:span><text:span text:style-name="Citation"><text:span text:style-name="T242">2009</text:span></text:span><text:span text:style-name="Citation"><text:span text:style-name="T243">)</text:span></text:span><text:span text:style-name="Citation"><text:span text:style-name="T242"> Sperm competition selects beyond relative testes size in birds. </text:span></text:span><text:span text:style-name="Citation"><text:span text:style-name="T248">Evolution</text:span></text:span><text:span text:style-name="Citation"><text:span text:style-name="T243"> .</text:span></text:span><text:span text:style-name="Citation"><text:span text:style-name="T242">63:391–402. </text:span></text:span></text:p>
      <text:p text:style-name="P2"><text:span text:style-name="T251">Madosky JM, Rubenstein DI, Howard JJ, Stuska S (2010) </text:span><text:span text:style-name="T218">The effects of immunocontraception on harem fidelity in a feral horse (</text:span><text:span text:style-name="Emphasis"><text:span text:style-name="T218">Equus caballus</text:span></text:span><text:span text:style-name="T218">) population. </text:span><text:span text:style-name="T249">Applied Animal Behavioural Science.</text:span><text:span text:style-name="T252"> 128(1-4):50-58</text:span></text:p>
      <text:p text:style-name="P73"/>
      <text:p text:style-name="P74"><text:span text:style-name="T172">Miller R (1981) Male aggression, dominance and breedinng behavior in Red Desert feral horses. </text:span><text:bookmark text:name="productTitle"/><text:span text:style-name="T12">Zeitschrift für Tierpsychologie</text:span>. <text:span text:style-name="T172">57(3-4):340-351</text:span></text:p>
      <text:p text:style-name="P73"/>
      <text:p text:style-name="P75">McCort WD (1982) Social organization of feral horses. <text:span text:style-name="T12">Journal of Reproduction and Fertility.</text:span> 32(Suppl.): 89-95</text:p>
      <text:p text:style-name="P75"/>
      <text:p text:style-name="P3"><text:span text:style-name="T253">Moatt JP, Dytham C, Thom MDF (2014) </text:span><text:bookmark text:name="ti0005"/><text:span text:style-name="T218">Sperm production responds to perceived sperm competition risk in male </text:span><text:span text:style-name="Emphasis"><text:span text:style-name="T218">Drosophila melanogaster. </text:span></text:span><text:span text:style-name="Emphasis"><text:span text:style-name="T253">Animal Behaviour.</text:span></text:span><text:span text:style-name="Emphasis"><text:span text:style-name="T244"> 131(28):111-114</text:span></text:span></text:p>
      <text:p text:style-name="P75"/>
      <text:p text:style-name="P86"><text:span text:style-name="T254">Parker GA </text:span><text:span text:style-name="T245">(</text:span><text:span text:style-name="Citation"><text:span text:style-name="T242">1970</text:span></text:span><text:span text:style-name="Citation"><text:span text:style-name="T245">)</text:span></text:span><text:span text:style-name="Citation"><text:span text:style-name="T242"> Sperm competition and its evolutionary consequences in the insects</text:span></text:span><text:span text:style-name="Citation"><text:span text:style-name="T218">. </text:span></text:span><text:span text:style-name="Citation"><text:span text:style-name="T255">Biological Reviews.</text:span></text:span><text:span text:style-name="Citation"><text:span text:style-name="T218"> </text:span></text:span><text:span text:style-name="Citation"><text:span text:style-name="T242">45:525–567.</text:span></text:span></text:p>
      <text:p text:style-name="P74"><text:span text:style-name="T174">Parks Canada (2012). </text:span><text:span text:style-name="T173">Sable Island National Park Reserve. http://www.pc.gc.ca/eng/pn-np/ns/sable/natcul/visit01.aspx, Accessed </text:span><text:span text:style-name="T175">October 11,</text:span><text:span text:style-name="T173"> 201</text:span><text:span text:style-name="T175">4.</text:span></text:p>
      <text:p text:style-name="P57"/>
      <text:p text:style-name="P76">Pemberton JM, Albon SD, Guiness FE, Clutton-Brock TH, Dover GA (1992) Behavioral estimates of male mating success tested by DNA fingerprinting in a polygynous mammal. <text:span text:style-name="T12">Behavioral Ecology.</text:span> 3:66–75.</text:p>
      <text:p text:style-name="P76"/>
      <text:p text:style-name="P77">Pen<text:span text:style-name="T176">z</text:span>horn, BL (1984). A long-term study of social organisation and behaviour of cape mountain zebra Equus zebra zebra. <text:span text:style-name="T12">Zeitschrift für Tierpsychologie</text:span>. 64, 97–146.</text:p>
      <text:p text:style-name="P57"/>
      <text:p text:style-name="P57"><text:soft-page-break/>Plante Y, Vega-Pla JL, Lucas Z, Colling D, De March B, Buchanan F (2007) Genetic Diversity in a </text:p>
      <text:p text:style-name="P57">Feral Horse Population from Sable Island, Canada. <text:span text:style-name="T12">Journal of Heredity</text:span>. 98:594-602.</text:p>
      <text:p text:style-name="P57"/>
      <text:p text:style-name="P77">Pluháček J, Bartoš L (2000). Male infanticide in captive plains zebra, <text:span text:style-name="T12">Equus berchelli</text:span>. <text:span text:style-name="T12">Animal Behaviour</text:span>. 59:689–694</text:p>
      <text:p text:style-name="P57"/>
      <text:p text:style-name="P78">Preston BT, Stevenson IR, Pemberton JM, Coltman DW, Wilson K (2003) Overt and covert competition in a promiscuous mammal: the importance of weaponry and testes size to male reproduc- </text:p>
      <text:p text:style-name="P78">tive success. <text:span text:style-name="T12">Proceedings of the Royal Society of London. Series B, Biological Sciences.</text:span> 270:633–640.</text:p>
      <text:p text:style-name="P78"/>
      <text:p text:style-name="P43"><text:span text:style-name="T166">Province of Nova Scotia</text:span> (2014) <text:span text:style-name="T11">S</text:span><text:span text:style-name="T20">able Island Horse </text:span><text:span text:style-name="T161">(web</text:span><text:span text:style-name="T166">)</text:span> Available at: http://nslegislature.ca/index.php/about/symbols/sable_island_horse <text:span text:style-name="T166">(</text:span>Accessed 23 Oct. 2014<text:span text:style-name="T166">)</text:span>.</text:p>
      <text:p text:style-name="P43"/>
      <text:p text:style-name="P44">Rousset F <text:span text:style-name="T214">(</text:span>2008<text:span text:style-name="T214">)</text:span> genepop’007: a complete re-implementation of the genepop software for Windows and Linux. Molecular Ecology Resources 8: 103-106.</text:p>
      <text:p text:style-name="P74"/>
      <text:p text:style-name="P74"><text:span text:style-name="T177">Rubenstein, DI (1981) </text:span>Behavioral ecology of island feral horses. <text:span text:style-name="T12">Equine Vet</text:span><text:span text:style-name="T17">erinary</text:span><text:span text:style-name="T12"> J</text:span><text:span text:style-name="T17">ournal.</text:span> 13:27–34</text:p>
      <text:p text:style-name="P79">Sambrook, J. and D. W. Russell <text:span text:style-name="T214">(</text:span>2001<text:span text:style-name="T214">)</text:span> Molecular Cloning: A Laboratory Manual. Cold Spring Harbor Laboratory Press, Cold Spring Harbor, New York.</text:p>
      <text:p text:style-name="P74"/>
      <text:p text:style-name="P80">Seutin G, White BN, Bong PT (1991) Preservation of avian blood and tissue samples for DNA analysis. <text:span text:style-name="T12">Canadian Journal of Zoology. </text:span>69:82-90</text:p>
      <text:p text:style-name="P74"/>
      <text:p text:style-name="P81">Singer FJ, Schoenecker KA (2003) Do ungulates accelerate or decelerate nitrogen cycling? <text:span text:style-name="T12">Forest Ecology and Management. </text:span>181(1-2):189-204</text:p>
      <text:p text:style-name="P78"/>
      <text:p text:style-name="P4"><text:span text:style-name="T256">Smith C, Pateman-Jones C, Zeiba G, Przybylski M, Reichard M (2009) </text:span><text:span text:style-name="T218">Sperm depletion as a consequence of increased sperm competition risk in the European bitterling, </text:span><text:span text:style-name="Emphasis"><text:span text:style-name="T218">Rhodeus amaru. </text:span></text:span><text:span text:style-name="Emphasis"><text:span text:style-name="T256">Animal Behavior.</text:span></text:span><text:span text:style-name="Emphasis"><text:span text:style-name="T246"> 77(5):1227-1233</text:span></text:span></text:p>
      <text:p text:style-name="P78"/>
      <text:p text:style-name="P84"><text:span text:style-name="T257">Solensky MJ, Oberhauser KS (2009) </text:span><text:span text:style-name="T218">Male monarch butterflies, </text:span><text:span text:style-name="Emphasis"><text:span text:style-name="T218">Danaus plexippus</text:span></text:span><text:span text:style-name="T218">, adjust ejaculates in response to intensity of sperm competition. </text:span><text:span text:style-name="T250">Animal Behaviour</text:span><text:span text:style-name="T257">. 77(2):465-472</text:span></text:p>
      <text:p text:style-name="P84"/>
      <text:p text:style-name="P85"><text:span text:style-name="T257">T</text:span><text:span text:style-name="T218">regenza T, Wedell N (2002) Polyandrous females avoid costs of ibreeding. Nature. 415(3):71-73</text:span></text:p>
      <text:p text:style-name="P78"/>
      <text:p text:style-name="P82">Welsh D<text:span text:style-name="T168">A</text:span> <text:span text:style-name="T168">(</text:span>1975<text:span text:style-name="T168">)</text:span> Population, behavioural and grazing ecology of the horses of Sable Island. PhD Thesis, Dalhousie University, Halifax.<text:span text:style-name="T171"> </text:span></text:p>
      <text:p text:style-name="P60"/>
      <text:p text:style-name="P83">Worthington Wilmer J, Allen PJ, Pomeroy PP, Twiss SD, Amos W (1999) Where have all the fathers gone? An extensive micro-satellite analysis of paternity in the grey seal (Halichoerus grypus). </text:p>
      <text:p text:style-name="P45"><text:span text:style-name="T12">Molecular Ecology.</text:span> 8:1417–1429.</text:p>
      <text:p text:style-name="P46">Van Schaik, C (2000) Vulnerability to infanticide by males: patterns among mammals. In: Van Schaik C, Janson CH (Eds.), Infanticide by Males and its Implications. Cambridge University Press, Cambridge, pp. 27–72.</text:p>
      <text:p text:style-name="P46"/>
      <text:p text:style-name="P46"/>
      <text:p text:style-name="P4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314621470</meta:creation-date>
    <dc:date>2015-01-26T01:02:05.281133469</dc:date>
    <meta:editing-duration>P26DT33M51S</meta:editing-duration>
    <meta:editing-cycles>41</meta:editing-cycles>
    <meta:generator>LibreOffice/4.2.7.2$Linux_X86_64 LibreOffice_project/420m0$Build-2</meta:generator>
    <meta:print-date>2014-11-07T09:27:38.211187105</meta:print-date>
    <meta:document-statistic meta:table-count="0" meta:image-count="0" meta:object-count="0" meta:page-count="21" meta:paragraph-count="102" meta:word-count="5331" meta:character-count="34310" meta:non-whitespace-character-count="29031"/>
  </office:meta>
</office:document-meta>
</file>